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509975" calcext:value-type="float">
            <text:p>0.165099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044585" calcext:value-type="float">
            <text:p>0.330445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958488" calcext:value-type="float">
            <text:p>0.49584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61138875" calcext:value-type="float">
            <text:p>0.6611388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26523375" calcext:value-type="float">
            <text:p>0.8265233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2399325" calcext:value-type="float">
            <text:p>0.9923993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594216" calcext:value-type="float">
            <text:p>1.15942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24344575" calcext:value-type="float">
            <text:p>1.3243445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48944695" calcext:value-type="float">
            <text:p>1.489446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654054725" calcext:value-type="float">
            <text:p>1.6540547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8179592" calcext:value-type="float">
            <text:p>1.81795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7623985" calcext:value-type="float">
            <text:p>1.9762398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435015" calcext:value-type="float">
            <text:p>2.14350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3094954" calcext:value-type="float">
            <text:p>2.309495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475193525" calcext:value-type="float">
            <text:p>2.4751935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6411712" calcext:value-type="float">
            <text:p>2.64117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784607125" calcext:value-type="float">
            <text:p>2.7846071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9491655" calcext:value-type="float">
            <text:p>2.949165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114095275" calcext:value-type="float">
            <text:p>3.1140952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279231325" calcext:value-type="float">
            <text:p>3.2792313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444209875" calcext:value-type="float">
            <text:p>3.44420987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.611715875" calcext:value-type="float">
            <text:p>3.6117158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7777144" calcext:value-type="float">
            <text:p>3.77771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9436561" calcext:value-type="float">
            <text:p>3.943656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.11005605" calcext:value-type="float">
            <text:p>4.1100560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2779047" calcext:value-type="float">
            <text:p>4.277904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.442661425" calcext:value-type="float">
            <text:p>4.4426614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.607899725" calcext:value-type="float">
            <text:p>4.6078997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772770675" calcext:value-type="float">
            <text:p>4.77277067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.937092675" calcext:value-type="float">
            <text:p>4.9370926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09669565" calcext:value-type="float">
            <text:p>5.0966956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26364795" calcext:value-type="float">
            <text:p>5.2636479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.42962785" calcext:value-type="float">
            <text:p>5.4296278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595388775" calcext:value-type="float">
            <text:p>5.5953887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761491625" calcext:value-type="float">
            <text:p>5.76149162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90956715" calcext:value-type="float">
            <text:p>5.9095671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0740305" calcext:value-type="float">
            <text:p>6.074030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23894915" calcext:value-type="float">
            <text:p>6.238949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404082575" calcext:value-type="float">
            <text:p>6.4040825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60399" calcext:value-type="float">
            <text:p>6.60399</text:p>
          </table:table-cell>
          <table:table-cell office:value-type="float" office:value="6.5688632" calcext:value-type="float">
            <text:p>6.5688632</text:p>
          </table:table-cell>
          <table:table-cell table:formula="of:=POWER([.C41]-6.75;2)" office:value-type="float" office:value="0.03281054031424" calcext:value-type="float">
            <text:p>0.0328105403</text:p>
          </table:table-cell>
          <table:table-cell table:formula="of:=SQRT(SUM([.D41:.D140])/100)" office:value-type="float" office:value="0.145771655643463" calcext:value-type="float">
            <text:p>0.1457716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613844" calcext:value-type="float">
            <text:p>6.613844</text:p>
          </table:table-cell>
          <table:table-cell office:value-type="float" office:value="6.5719537" calcext:value-type="float">
            <text:p>6.5719537</text:p>
          </table:table-cell>
          <table:table-cell table:formula="of:=POWER([.C42]-6.75;2)" office:value-type="float" office:value="0.03170048494369" calcext:value-type="float">
            <text:p>0.031700484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616118" calcext:value-type="float">
            <text:p>6.616118</text:p>
          </table:table-cell>
          <table:table-cell office:value-type="float" office:value="6.572724575" calcext:value-type="float">
            <text:p>6.572724575</text:p>
          </table:table-cell>
          <table:table-cell table:formula="of:=POWER([.C43]-6.75;2)" office:value-type="float" office:value="0.0314265763089304" calcext:value-type="float">
            <text:p>0.031426576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11603" calcext:value-type="float">
            <text:p>6.611603</text:p>
          </table:table-cell>
          <table:table-cell office:value-type="float" office:value="6.57322175" calcext:value-type="float">
            <text:p>6.57322175</text:p>
          </table:table-cell>
          <table:table-cell table:formula="of:=POWER([.C44]-6.75;2)" office:value-type="float" office:value="0.0312505496730625" calcext:value-type="float">
            <text:p>0.031250549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61538" calcext:value-type="float">
            <text:p>6.61538</text:p>
          </table:table-cell>
          <table:table-cell office:value-type="float" office:value="6.5741777" calcext:value-type="float">
            <text:p>6.5741777</text:p>
          </table:table-cell>
          <table:table-cell table:formula="of:=POWER([.C45]-6.75;2)" office:value-type="float" office:value="0.03091348117729" calcext:value-type="float">
            <text:p>0.030913481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635038" calcext:value-type="float">
            <text:p>6.635038</text:p>
          </table:table-cell>
          <table:table-cell office:value-type="float" office:value="6.57628915" calcext:value-type="float">
            <text:p>6.57628915</text:p>
          </table:table-cell>
          <table:table-cell table:formula="of:=POWER([.C46]-6.75;2)" office:value-type="float" office:value="0.0301754594077225" calcext:value-type="float">
            <text:p>0.030175459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680891" calcext:value-type="float">
            <text:p>6.680891</text:p>
          </table:table-cell>
          <table:table-cell office:value-type="float" office:value="6.575443325" calcext:value-type="float">
            <text:p>6.575443325</text:p>
          </table:table-cell>
          <table:table-cell table:formula="of:=POWER([.C47]-6.75;2)" office:value-type="float" office:value="0.0304700327870556" calcext:value-type="float">
            <text:p>0.03047003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596919" calcext:value-type="float">
            <text:p>6.596919</text:p>
          </table:table-cell>
          <table:table-cell office:value-type="float" office:value="6.573804375" calcext:value-type="float">
            <text:p>6.573804375</text:p>
          </table:table-cell>
          <table:table-cell table:formula="of:=POWER([.C48]-6.75;2)" office:value-type="float" office:value="0.0310448982691407" calcext:value-type="float">
            <text:p>0.031044898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604095" calcext:value-type="float">
            <text:p>6.604095</text:p>
          </table:table-cell>
          <table:table-cell office:value-type="float" office:value="6.5739244" calcext:value-type="float">
            <text:p>6.5739244</text:p>
          </table:table-cell>
          <table:table-cell table:formula="of:=POWER([.C49]-6.75;2)" office:value-type="float" office:value="0.03100261691536" calcext:value-type="float">
            <text:p>0.031002616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584311" calcext:value-type="float">
            <text:p>6.584311</text:p>
          </table:table-cell>
          <table:table-cell office:value-type="float" office:value="6.5733486" calcext:value-type="float">
            <text:p>6.5733486</text:p>
          </table:table-cell>
          <table:table-cell table:formula="of:=POWER([.C50]-6.75;2)" office:value-type="float" office:value="0.03120571712196" calcext:value-type="float">
            <text:p>0.031205717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56179" calcext:value-type="float">
            <text:p>6.556179</text:p>
          </table:table-cell>
          <table:table-cell office:value-type="float" office:value="6.568217075" calcext:value-type="float">
            <text:p>6.568217075</text:p>
          </table:table-cell>
          <table:table-cell table:formula="of:=POWER([.C51]-6.75;2)" office:value-type="float" office:value="0.0330450318215557" calcext:value-type="float">
            <text:p>0.033045031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331226" calcext:value-type="float">
            <text:p>6.331226</text:p>
          </table:table-cell>
          <table:table-cell office:value-type="float" office:value="6.57149065" calcext:value-type="float">
            <text:p>6.57149065</text:p>
          </table:table-cell>
          <table:table-cell table:formula="of:=POWER([.C52]-6.75;2)" office:value-type="float" office:value="0.0318655880374224" calcext:value-type="float">
            <text:p>0.03186558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690466" calcext:value-type="float">
            <text:p>6.690466</text:p>
          </table:table-cell>
          <table:table-cell office:value-type="float" office:value="6.579563525" calcext:value-type="float">
            <text:p>6.579563525</text:p>
          </table:table-cell>
          <table:table-cell table:formula="of:=POWER([.C53]-6.75;2)" office:value-type="float" office:value="0.0290485920104256" calcext:value-type="float">
            <text:p>0.02904859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639756" calcext:value-type="float">
            <text:p>6.639756</text:p>
          </table:table-cell>
          <table:table-cell office:value-type="float" office:value="6.57853125" calcext:value-type="float">
            <text:p>6.57853125</text:p>
          </table:table-cell>
          <table:table-cell table:formula="of:=POWER([.C54]-6.75;2)" office:value-type="float" office:value="0.0294015322265624" calcext:value-type="float">
            <text:p>0.029401532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627925" calcext:value-type="float">
            <text:p>6.627925</text:p>
          </table:table-cell>
          <table:table-cell office:value-type="float" office:value="6.5792916" calcext:value-type="float">
            <text:p>6.5792916</text:p>
          </table:table-cell>
          <table:table-cell table:formula="of:=POWER([.C55]-6.75;2)" office:value-type="float" office:value="0.0291413578305599" calcext:value-type="float">
            <text:p>0.029141357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639107" calcext:value-type="float">
            <text:p>6.639107</text:p>
          </table:table-cell>
          <table:table-cell office:value-type="float" office:value="6.56400115" calcext:value-type="float">
            <text:p>6.56400115</text:p>
          </table:table-cell>
          <table:table-cell table:formula="of:=POWER([.C56]-6.75;2)" office:value-type="float" office:value="0.0345955722013224" calcext:value-type="float">
            <text:p>0.034595572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737437" calcext:value-type="float">
            <text:p>5.737437</text:p>
          </table:table-cell>
          <table:table-cell office:value-type="float" office:value="6.562343425" calcext:value-type="float">
            <text:p>6.562343425</text:p>
          </table:table-cell>
          <table:table-cell table:formula="of:=POWER([.C57]-6.75;2)" office:value-type="float" office:value="0.0352149901407307" calcext:value-type="float">
            <text:p>0.035214990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582335" calcext:value-type="float">
            <text:p>6.582335</text:p>
          </table:table-cell>
          <table:table-cell office:value-type="float" office:value="6.583821225" calcext:value-type="float">
            <text:p>6.583821225</text:p>
          </table:table-cell>
          <table:table-cell table:formula="of:=POWER([.C58]-6.75;2)" office:value-type="float" office:value="0.0276153852605005" calcext:value-type="float">
            <text:p>0.027615385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597191" calcext:value-type="float">
            <text:p>6.597191</text:p>
          </table:table-cell>
          <table:table-cell office:value-type="float" office:value="6.58437535" calcext:value-type="float">
            <text:p>6.58437535</text:p>
          </table:table-cell>
          <table:table-cell table:formula="of:=POWER([.C59]-6.75;2)" office:value-type="float" office:value="0.0274315246876224" calcext:value-type="float">
            <text:p>0.027431524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605442" calcext:value-type="float">
            <text:p>6.605442</text:p>
          </table:table-cell>
          <table:table-cell office:value-type="float" office:value="6.583738675" calcext:value-type="float">
            <text:p>6.583738675</text:p>
          </table:table-cell>
          <table:table-cell table:formula="of:=POWER([.C60]-6.75;2)" office:value-type="float" office:value="0.0276428281907556" calcext:value-type="float">
            <text:p>0.027642828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599142" calcext:value-type="float">
            <text:p>6.599142</text:p>
          </table:table-cell>
          <table:table-cell office:value-type="float" office:value="6.588539025" calcext:value-type="float">
            <text:p>6.588539025</text:p>
          </table:table-cell>
          <table:table-cell table:formula="of:=POWER([.C61]-6.75;2)" office:value-type="float" office:value="0.0260696464479506" calcext:value-type="float">
            <text:p>0.026069646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70024" calcext:value-type="float">
            <text:p>6.70024</text:p>
          </table:table-cell>
          <table:table-cell office:value-type="float" office:value="6.590324575" calcext:value-type="float">
            <text:p>6.590324575</text:p>
          </table:table-cell>
          <table:table-cell table:formula="of:=POWER([.C62]-6.75;2)" office:value-type="float" office:value="0.0254962413489305" calcext:value-type="float">
            <text:p>0.02549624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639941" calcext:value-type="float">
            <text:p>6.639941</text:p>
          </table:table-cell>
          <table:table-cell office:value-type="float" office:value="6.5891413" calcext:value-type="float">
            <text:p>6.5891413</text:p>
          </table:table-cell>
          <table:table-cell table:formula="of:=POWER([.C63]-6.75;2)" office:value-type="float" office:value="0.0258755213656901" calcext:value-type="float">
            <text:p>0.025875521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637668" calcext:value-type="float">
            <text:p>6.637668</text:p>
          </table:table-cell>
          <table:table-cell office:value-type="float" office:value="6.589745425" calcext:value-type="float">
            <text:p>6.589745425</text:p>
          </table:table-cell>
          <table:table-cell table:formula="of:=POWER([.C64]-6.75;2)" office:value-type="float" office:value="0.0256815288084305" calcext:value-type="float">
            <text:p>0.025681528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655998" calcext:value-type="float">
            <text:p>6.655998</text:p>
          </table:table-cell>
          <table:table-cell office:value-type="float" office:value="6.5921347" calcext:value-type="float">
            <text:p>6.5921347</text:p>
          </table:table-cell>
          <table:table-cell table:formula="of:=POWER([.C65]-6.75;2)" office:value-type="float" office:value="0.02492145294409" calcext:value-type="float">
            <text:p>0.024921452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13946" calcext:value-type="float">
            <text:p>6.713946</text:p>
          </table:table-cell>
          <table:table-cell office:value-type="float" office:value="6.59057805" calcext:value-type="float">
            <text:p>6.59057805</text:p>
          </table:table-cell>
          <table:table-cell table:formula="of:=POWER([.C66]-6.75;2)" office:value-type="float" office:value="0.0254153581418026" calcext:value-type="float">
            <text:p>0.025415358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590269" calcext:value-type="float">
            <text:p>6.590269</text:p>
          </table:table-cell>
          <table:table-cell office:value-type="float" office:value="6.588141675" calcext:value-type="float">
            <text:p>6.588141675</text:p>
          </table:table-cell>
          <table:table-cell table:formula="of:=POWER([.C67]-6.75;2)" office:value-type="float" office:value="0.0261981173718056" calcext:value-type="float">
            <text:p>0.026198117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609532" calcext:value-type="float">
            <text:p>6.609532</text:p>
          </table:table-cell>
          <table:table-cell office:value-type="float" office:value="6.5885391" calcext:value-type="float">
            <text:p>6.5885391</text:p>
          </table:table-cell>
          <table:table-cell table:formula="of:=POWER([.C68]-6.75;2)" office:value-type="float" office:value="0.0260696222288099" calcext:value-type="float">
            <text:p>0.026069622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594838" calcext:value-type="float">
            <text:p>6.594838</text:p>
          </table:table-cell>
          <table:table-cell office:value-type="float" office:value="6.588002925" calcext:value-type="float">
            <text:p>6.588002925</text:p>
          </table:table-cell>
          <table:table-cell table:formula="of:=POWER([.C69]-6.75;2)" office:value-type="float" office:value="0.0262430523085557" calcext:value-type="float">
            <text:p>0.026243052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57288" calcext:value-type="float">
            <text:p>6.57288</text:p>
          </table:table-cell>
          <table:table-cell office:value-type="float" office:value="6.58276085" calcext:value-type="float">
            <text:p>6.58276085</text:p>
          </table:table-cell>
          <table:table-cell table:formula="of:=POWER([.C70]-6.75;2)" office:value-type="float" office:value="0.0279689332927226" calcext:value-type="float">
            <text:p>0.02796893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384119" calcext:value-type="float">
            <text:p>6.384119</text:p>
          </table:table-cell>
          <table:table-cell office:value-type="float" office:value="6.5850124" calcext:value-type="float">
            <text:p>6.5850124</text:p>
          </table:table-cell>
          <table:table-cell table:formula="of:=POWER([.C71]-6.75;2)" office:value-type="float" office:value="0.02722090815376" calcext:value-type="float">
            <text:p>0.027220908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678092" calcext:value-type="float">
            <text:p>6.678092</text:p>
          </table:table-cell>
          <table:table-cell office:value-type="float" office:value="6.59142805" calcext:value-type="float">
            <text:p>6.59142805</text:p>
          </table:table-cell>
          <table:table-cell table:formula="of:=POWER([.C72]-6.75;2)" office:value-type="float" office:value="0.0251450633268024" calcext:value-type="float">
            <text:p>0.025145063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639196" calcext:value-type="float">
            <text:p>6.639196</text:p>
          </table:table-cell>
          <table:table-cell office:value-type="float" office:value="6.59042335" calcext:value-type="float">
            <text:p>6.59042335</text:p>
          </table:table-cell>
          <table:table-cell table:formula="of:=POWER([.C73]-6.75;2)" office:value-type="float" office:value="0.0254647072252225" calcext:value-type="float">
            <text:p>0.02546470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630437" calcext:value-type="float">
            <text:p>6.630437</text:p>
          </table:table-cell>
          <table:table-cell office:value-type="float" office:value="6.59076895" calcext:value-type="float">
            <text:p>6.59076895</text:p>
          </table:table-cell>
          <table:table-cell table:formula="of:=POWER([.C74]-6.75;2)" office:value-type="float" office:value="0.0253545272841024" calcext:value-type="float">
            <text:p>0.02535452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644114" calcext:value-type="float">
            <text:p>6.644114</text:p>
          </table:table-cell>
          <table:table-cell office:value-type="float" office:value="6.5837195" calcext:value-type="float">
            <text:p>6.5837195</text:p>
          </table:table-cell>
          <table:table-cell table:formula="of:=POWER([.C75]-6.75;2)" office:value-type="float" office:value="0.02764920468025" calcext:value-type="float">
            <text:p>0.02764920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923021" calcext:value-type="float">
            <text:p>5.923021</text:p>
          </table:table-cell>
          <table:table-cell office:value-type="float" office:value="6.58232385" calcext:value-type="float">
            <text:p>6.58232385</text:p>
          </table:table-cell>
          <table:table-cell table:formula="of:=POWER([.C76]-6.75;2)" office:value-type="float" office:value="0.0281152912788225" calcext:value-type="float">
            <text:p>0.028115291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578534" calcext:value-type="float">
            <text:p>6.578534</text:p>
          </table:table-cell>
          <table:table-cell office:value-type="float" office:value="6.599359675" calcext:value-type="float">
            <text:p>6.599359675</text:p>
          </table:table-cell>
          <table:table-cell table:formula="of:=POWER([.C77]-6.75;2)" office:value-type="float" office:value="0.0226925075161055" calcext:value-type="float">
            <text:p>0.022692507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596746" calcext:value-type="float">
            <text:p>6.596746</text:p>
          </table:table-cell>
          <table:table-cell office:value-type="float" office:value="6.600142975" calcext:value-type="float">
            <text:p>6.600142975</text:p>
          </table:table-cell>
          <table:table-cell table:formula="of:=POWER([.C78]-6.75;2)" office:value-type="float" office:value="0.0224571279418507" calcext:value-type="float">
            <text:p>0.022457127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605337" calcext:value-type="float">
            <text:p>6.605337</text:p>
          </table:table-cell>
          <table:table-cell office:value-type="float" office:value="6.599474875" calcext:value-type="float">
            <text:p>6.599474875</text:p>
          </table:table-cell>
          <table:table-cell table:formula="of:=POWER([.C79]-6.75;2)" office:value-type="float" office:value="0.0226578132562655" calcext:value-type="float">
            <text:p>0.022657813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591225" calcext:value-type="float">
            <text:p>6.591225</text:p>
          </table:table-cell>
          <table:table-cell office:value-type="float" office:value="6.604361175" calcext:value-type="float">
            <text:p>6.604361175</text:p>
          </table:table-cell>
          <table:table-cell table:formula="of:=POWER([.C80]-6.75;2)" office:value-type="float" office:value="0.0212106673473806" calcext:value-type="float">
            <text:p>0.021210667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2761" calcext:value-type="float">
            <text:p>6.72761</text:p>
          </table:table-cell>
          <table:table-cell office:value-type="float" office:value="6.606697275" calcext:value-type="float">
            <text:p>6.606697275</text:p>
          </table:table-cell>
          <table:table-cell table:formula="of:=POWER([.C81]-6.75;2)" office:value-type="float" office:value="0.0205356709924256" calcext:value-type="float">
            <text:p>0.02053567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44679" calcext:value-type="float">
            <text:p>6.644679</text:p>
          </table:table-cell>
          <table:table-cell office:value-type="float" office:value="6.605220475" calcext:value-type="float">
            <text:p>6.605220475</text:p>
          </table:table-cell>
          <table:table-cell table:formula="of:=POWER([.C82]-6.75;2)" office:value-type="float" office:value="0.0209611108592255" calcext:value-type="float">
            <text:p>0.020961110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36005" calcext:value-type="float">
            <text:p>6.636005</text:p>
          </table:table-cell>
          <table:table-cell office:value-type="float" office:value="6.606189625" calcext:value-type="float">
            <text:p>6.606189625</text:p>
          </table:table-cell>
          <table:table-cell table:formula="of:=POWER([.C83]-6.75;2)" office:value-type="float" office:value="0.0206814239576407" calcext:value-type="float">
            <text:p>0.02068142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49841" calcext:value-type="float">
            <text:p>6.649841</text:p>
          </table:table-cell>
          <table:table-cell office:value-type="float" office:value="6.60998155" calcext:value-type="float">
            <text:p>6.60998155</text:p>
          </table:table-cell>
          <table:table-cell table:formula="of:=POWER([.C84]-6.75;2)" office:value-type="float" office:value="0.0196051663404026" calcext:value-type="float">
            <text:p>0.019605166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699838" calcext:value-type="float">
            <text:p>6.699838</text:p>
          </table:table-cell>
          <table:table-cell office:value-type="float" office:value="6.60858285" calcext:value-type="float">
            <text:p>6.60858285</text:p>
          </table:table-cell>
          <table:table-cell table:formula="of:=POWER([.C85]-6.75;2)" office:value-type="float" office:value="0.0199988103141224" calcext:value-type="float">
            <text:p>0.019998810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601205" calcext:value-type="float">
            <text:p>6.601205</text:p>
          </table:table-cell>
          <table:table-cell office:value-type="float" office:value="6.60668535" calcext:value-type="float">
            <text:p>6.60668535</text:p>
          </table:table-cell>
          <table:table-cell table:formula="of:=POWER([.C86]-6.75;2)" office:value-type="float" office:value="0.0205390889046224" calcext:value-type="float">
            <text:p>0.020539088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615333" calcext:value-type="float">
            <text:p>6.615333</text:p>
          </table:table-cell>
          <table:table-cell office:value-type="float" office:value="6.607028625" calcext:value-type="float">
            <text:p>6.607028625</text:p>
          </table:table-cell>
          <table:table-cell table:formula="of:=POWER([.C87]-6.75;2)" office:value-type="float" office:value="0.0204408140693907" calcext:value-type="float">
            <text:p>0.020440814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60172" calcext:value-type="float">
            <text:p>6.60172</text:p>
          </table:table-cell>
          <table:table-cell office:value-type="float" office:value="6.60653045" calcext:value-type="float">
            <text:p>6.60653045</text:p>
          </table:table-cell>
          <table:table-cell table:formula="of:=POWER([.C88]-6.75;2)" office:value-type="float" office:value="0.0205835117772025" calcext:value-type="float">
            <text:p>0.020583511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581063" calcext:value-type="float">
            <text:p>6.581063</text:p>
          </table:table-cell>
          <table:table-cell office:value-type="float" office:value="6.598982025" calcext:value-type="float">
            <text:p>6.598982025</text:p>
          </table:table-cell>
          <table:table-cell table:formula="of:=POWER([.C89]-6.75;2)" office:value-type="float" office:value="0.0228064287731007" calcext:value-type="float">
            <text:p>0.02280642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37905" calcext:value-type="float">
            <text:p>6.37905</text:p>
          </table:table-cell>
          <table:table-cell office:value-type="float" office:value="6.600789025" calcext:value-type="float">
            <text:p>6.600789025</text:p>
          </table:table-cell>
          <table:table-cell table:formula="of:=POWER([.C90]-6.75;2)" office:value-type="float" office:value="0.0222639150604506" calcext:value-type="float">
            <text:p>0.022263915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87122" calcext:value-type="float">
            <text:p>6.687122</text:p>
          </table:table-cell>
          <table:table-cell office:value-type="float" office:value="6.6072707" calcext:value-type="float">
            <text:p>6.6072707</text:p>
          </table:table-cell>
          <table:table-cell table:formula="of:=POWER([.C91]-6.75;2)" office:value-type="float" office:value="0.02037165307849" calcext:value-type="float">
            <text:p>0.020371653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54141" calcext:value-type="float">
            <text:p>6.654141</text:p>
          </table:table-cell>
          <table:table-cell office:value-type="float" office:value="6.606016975" calcext:value-type="float">
            <text:p>6.606016975</text:p>
          </table:table-cell>
          <table:table-cell table:formula="of:=POWER([.C92]-6.75;2)" office:value-type="float" office:value="0.0207311114881506" calcext:value-type="float">
            <text:p>0.020731111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49175" calcext:value-type="float">
            <text:p>6.649175</text:p>
          </table:table-cell>
          <table:table-cell office:value-type="float" office:value="6.605669975" calcext:value-type="float">
            <text:p>6.605669975</text:p>
          </table:table-cell>
          <table:table-cell table:formula="of:=POWER([.C93]-6.75;2)" office:value-type="float" office:value="0.0208311561165007" calcext:value-type="float">
            <text:p>0.020831156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67017" calcext:value-type="float">
            <text:p>6.67017</text:p>
          </table:table-cell>
          <table:table-cell office:value-type="float" office:value="6.604262775" calcext:value-type="float">
            <text:p>6.604262775</text:p>
          </table:table-cell>
          <table:table-cell table:formula="of:=POWER([.C94]-6.75;2)" office:value-type="float" office:value="0.0212393387507005" calcext:value-type="float">
            <text:p>0.021239338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016307" calcext:value-type="float">
            <text:p>6.016307</text:p>
          </table:table-cell>
          <table:table-cell office:value-type="float" office:value="6.603005775" calcext:value-type="float">
            <text:p>6.603005775</text:p>
          </table:table-cell>
          <table:table-cell table:formula="of:=POWER([.C95]-6.75;2)" office:value-type="float" office:value="0.0216073021833507" calcext:value-type="float">
            <text:p>0.021607302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572798" calcext:value-type="float">
            <text:p>6.572798</text:p>
          </table:table-cell>
          <table:table-cell office:value-type="float" office:value="6.618154925" calcext:value-type="float">
            <text:p>6.618154925</text:p>
          </table:table-cell>
          <table:table-cell table:formula="of:=POWER([.C96]-6.75;2)" office:value-type="float" office:value="0.0173831238017557" calcext:value-type="float">
            <text:p>0.017383123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96549" calcext:value-type="float">
            <text:p>6.596549</text:p>
          </table:table-cell>
          <table:table-cell office:value-type="float" office:value="6.6194333" calcext:value-type="float">
            <text:p>6.6194333</text:p>
          </table:table-cell>
          <table:table-cell table:formula="of:=POWER([.C97]-6.75;2)" office:value-type="float" office:value="0.01704766314889" calcext:value-type="float">
            <text:p>0.017047663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045" calcext:value-type="float">
            <text:p>6.6045</text:p>
          </table:table-cell>
          <table:table-cell office:value-type="float" office:value="6.619241775" calcext:value-type="float">
            <text:p>6.619241775</text:p>
          </table:table-cell>
          <table:table-cell table:formula="of:=POWER([.C98]-6.75;2)" office:value-type="float" office:value="0.0170977134051507" calcext:value-type="float">
            <text:p>0.017097713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571724" calcext:value-type="float">
            <text:p>6.571724</text:p>
          </table:table-cell>
          <table:table-cell office:value-type="float" office:value="6.622854825" calcext:value-type="float">
            <text:p>6.622854825</text:p>
          </table:table-cell>
          <table:table-cell table:formula="of:=POWER([.C99]-6.75;2)" office:value-type="float" office:value="0.0161658955257806" calcext:value-type="float">
            <text:p>0.016165895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97456" calcext:value-type="float">
            <text:p>6.797456</text:p>
          </table:table-cell>
          <table:table-cell office:value-type="float" office:value="6.625506125" calcext:value-type="float">
            <text:p>6.625506125</text:p>
          </table:table-cell>
          <table:table-cell table:formula="of:=POWER([.C100]-6.75;2)" office:value-type="float" office:value="0.0154987249125156" calcext:value-type="float">
            <text:p>0.01549872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70564" calcext:value-type="float">
            <text:p>6.670564</text:p>
          </table:table-cell>
          <table:table-cell office:value-type="float" office:value="6.622226825" calcext:value-type="float">
            <text:p>6.622226825</text:p>
          </table:table-cell>
          <table:table-cell table:formula="of:=POWER([.C101]-6.75;2)" office:value-type="float" office:value="0.0163259842495806" calcext:value-type="float">
            <text:p>0.016325984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52909" calcext:value-type="float">
            <text:p>6.652909</text:p>
          </table:table-cell>
          <table:table-cell office:value-type="float" office:value="6.6225929" calcext:value-type="float">
            <text:p>6.6225929</text:p>
          </table:table-cell>
          <table:table-cell table:formula="of:=POWER([.C102]-6.75;2)" office:value-type="float" office:value="0.01623256913041" calcext:value-type="float">
            <text:p>0.016232569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64106" calcext:value-type="float">
            <text:p>6.664106</text:p>
          </table:table-cell>
          <table:table-cell office:value-type="float" office:value="6.6276353" calcext:value-type="float">
            <text:p>6.6276353</text:p>
          </table:table-cell>
          <table:table-cell table:formula="of:=POWER([.C103]-6.75;2)" office:value-type="float" office:value="0.0149731198060901" calcext:value-type="float">
            <text:p>0.014973119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33239" calcext:value-type="float">
            <text:p>6.733239</text:p>
          </table:table-cell>
          <table:table-cell office:value-type="float" office:value="6.625359425" calcext:value-type="float">
            <text:p>6.625359425</text:p>
          </table:table-cell>
          <table:table-cell table:formula="of:=POWER([.C104]-6.75;2)" office:value-type="float" office:value="0.0155352729363306" calcext:value-type="float">
            <text:p>0.015535272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593732" calcext:value-type="float">
            <text:p>6.593732</text:p>
          </table:table-cell>
          <table:table-cell office:value-type="float" office:value="6.622338725" calcext:value-type="float">
            <text:p>6.622338725</text:p>
          </table:table-cell>
          <table:table-cell table:formula="of:=POWER([.C105]-6.75;2)" office:value-type="float" office:value="0.0162974011346255" calcext:value-type="float">
            <text:p>0.01629740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16491" calcext:value-type="float">
            <text:p>6.616491</text:p>
          </table:table-cell>
          <table:table-cell office:value-type="float" office:value="6.6227055" calcext:value-type="float">
            <text:p>6.6227055</text:p>
          </table:table-cell>
          <table:table-cell table:formula="of:=POWER([.C106]-6.75;2)" office:value-type="float" office:value="0.0162038897302499" calcext:value-type="float">
            <text:p>0.016203889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06166" calcext:value-type="float">
            <text:p>6.606166</text:p>
          </table:table-cell>
          <table:table-cell office:value-type="float" office:value="6.62202275" calcext:value-type="float">
            <text:p>6.62202275</text:p>
          </table:table-cell>
          <table:table-cell table:formula="of:=POWER([.C107]-6.75;2)" office:value-type="float" office:value="0.0163781765175625" calcext:value-type="float">
            <text:p>0.016378176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588085" calcext:value-type="float">
            <text:p>6.588085</text:p>
          </table:table-cell>
          <table:table-cell office:value-type="float" office:value="6.59828515" calcext:value-type="float">
            <text:p>6.59828515</text:p>
          </table:table-cell>
          <table:table-cell table:formula="of:=POWER([.C108]-6.75;2)" office:value-type="float" office:value="0.0230173957105226" calcext:value-type="float">
            <text:p>0.023017395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385155" calcext:value-type="float">
            <text:p>6.385155</text:p>
          </table:table-cell>
          <table:table-cell office:value-type="float" office:value="6.59973295" calcext:value-type="float">
            <text:p>6.59973295</text:p>
          </table:table-cell>
          <table:table-cell table:formula="of:=POWER([.C109]-6.75;2)" office:value-type="float" office:value="0.0225801863157025" calcext:value-type="float">
            <text:p>0.022580186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62942" calcext:value-type="float">
            <text:p>6.662942</text:p>
          </table:table-cell>
          <table:table-cell office:value-type="float" office:value="6.60598385" calcext:value-type="float">
            <text:p>6.60598385</text:p>
          </table:table-cell>
          <table:table-cell table:formula="of:=POWER([.C110]-6.75;2)" office:value-type="float" office:value="0.0207406514608224" calcext:value-type="float">
            <text:p>0.020740651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40745" calcext:value-type="float">
            <text:p>6.640745</text:p>
          </table:table-cell>
          <table:table-cell office:value-type="float" office:value="6.6052361" calcext:value-type="float">
            <text:p>6.6052361</text:p>
          </table:table-cell>
          <table:table-cell table:formula="of:=POWER([.C111]-6.75;2)" office:value-type="float" office:value="0.02095658674321" calcext:value-type="float">
            <text:p>0.020956586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37904" calcext:value-type="float">
            <text:p>6.637904</text:p>
          </table:table-cell>
          <table:table-cell office:value-type="float" office:value="6.604547975" calcext:value-type="float">
            <text:p>6.604547975</text:p>
          </table:table-cell>
          <table:table-cell table:formula="of:=POWER([.C112]-6.75;2)" office:value-type="float" office:value="0.0211562915766006" calcext:value-type="float">
            <text:p>0.021156291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65302" calcext:value-type="float">
            <text:p>6.65302</text:p>
          </table:table-cell>
          <table:table-cell office:value-type="float" office:value="6.608100025" calcext:value-type="float">
            <text:p>6.608100025</text:p>
          </table:table-cell>
          <table:table-cell table:formula="of:=POWER([.C113]-6.75;2)" office:value-type="float" office:value="0.0201356029050007" calcext:value-type="float">
            <text:p>0.020135602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348459" calcext:value-type="float">
            <text:p>6.348459</text:p>
          </table:table-cell>
          <table:table-cell office:value-type="float" office:value="6.608471175" calcext:value-type="float">
            <text:p>6.608471175</text:p>
          </table:table-cell>
          <table:table-cell table:formula="of:=POWER([.C114]-6.75;2)" office:value-type="float" office:value="0.0200304083058806" calcext:value-type="float">
            <text:p>0.020030408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588288" calcext:value-type="float">
            <text:p>6.588288</text:p>
          </table:table-cell>
          <table:table-cell office:value-type="float" office:value="6.616136275" calcext:value-type="float">
            <text:p>6.616136275</text:p>
          </table:table-cell>
          <table:table-cell table:formula="of:=POWER([.C115]-6.75;2)" office:value-type="float" office:value="0.0179194968708757" calcext:value-type="float">
            <text:p>0.017919496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604454" calcext:value-type="float">
            <text:p>6.604454</text:p>
          </table:table-cell>
          <table:table-cell office:value-type="float" office:value="6.61780245" calcext:value-type="float">
            <text:p>6.61780245</text:p>
          </table:table-cell>
          <table:table-cell table:formula="of:=POWER([.C116]-6.75;2)" office:value-type="float" office:value="0.0174761922260025" calcext:value-type="float">
            <text:p>0.017476192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609866" calcext:value-type="float">
            <text:p>6.609866</text:p>
          </table:table-cell>
          <table:table-cell office:value-type="float" office:value="6.618747725" calcext:value-type="float">
            <text:p>6.618747725</text:p>
          </table:table-cell>
          <table:table-cell table:formula="of:=POWER([.C117]-6.75;2)" office:value-type="float" office:value="0.0172271596926755" calcext:value-type="float">
            <text:p>0.017227159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70022" calcext:value-type="float">
            <text:p>6.570022</text:p>
          </table:table-cell>
          <table:table-cell office:value-type="float" office:value="6.62093585" calcext:value-type="float">
            <text:p>6.62093585</text:p>
          </table:table-cell>
          <table:table-cell table:formula="of:=POWER([.C118]-6.75;2)" office:value-type="float" office:value="0.0166575548152224" calcext:value-type="float">
            <text:p>0.016657554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800789" calcext:value-type="float">
            <text:p>6.800789</text:p>
          </table:table-cell>
          <table:table-cell office:value-type="float" office:value="6.623507575" calcext:value-type="float">
            <text:p>6.623507575</text:p>
          </table:table-cell>
          <table:table-cell table:formula="of:=POWER([.C119]-6.75;2)" office:value-type="float" office:value="0.0160003335823807" calcext:value-type="float">
            <text:p>0.016000333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84669" calcext:value-type="float">
            <text:p>6.684669</text:p>
          </table:table-cell>
          <table:table-cell office:value-type="float" office:value="6.6201767" calcext:value-type="float">
            <text:p>6.6201767</text:p>
          </table:table-cell>
          <table:table-cell table:formula="of:=POWER([.C120]-6.75;2)" office:value-type="float" office:value="0.01685408922289" calcext:value-type="float">
            <text:p>0.016854089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68538" calcext:value-type="float">
            <text:p>6.668538</text:p>
          </table:table-cell>
          <table:table-cell office:value-type="float" office:value="6.62023985" calcext:value-type="float">
            <text:p>6.62023985</text:p>
          </table:table-cell>
          <table:table-cell table:formula="of:=POWER([.C121]-6.75;2)" office:value-type="float" office:value="0.0168376965280225" calcext:value-type="float">
            <text:p>0.016837696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83445" calcext:value-type="float">
            <text:p>6.683445</text:p>
          </table:table-cell>
          <table:table-cell office:value-type="float" office:value="6.6270173" calcext:value-type="float">
            <text:p>6.6270173</text:p>
          </table:table-cell>
          <table:table-cell table:formula="of:=POWER([.C122]-6.75;2)" office:value-type="float" office:value="0.0151247444992899" calcext:value-type="float">
            <text:p>0.015124744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87682" calcext:value-type="float">
            <text:p>6.787682</text:p>
          </table:table-cell>
          <table:table-cell office:value-type="float" office:value="6.6243589" calcext:value-type="float">
            <text:p>6.6243589</text:p>
          </table:table-cell>
          <table:table-cell table:formula="of:=POWER([.C123]-6.75;2)" office:value-type="float" office:value="0.01578568600921" calcext:value-type="float">
            <text:p>0.01578568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93893" calcext:value-type="float">
            <text:p>6.593893</text:p>
          </table:table-cell>
          <table:table-cell office:value-type="float" office:value="6.6200067" calcext:value-type="float">
            <text:p>6.6200067</text:p>
          </table:table-cell>
          <table:table-cell table:formula="of:=POWER([.C124]-6.75;2)" office:value-type="float" office:value="0.0168982580448899" calcext:value-type="float">
            <text:p>0.01689825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23938" calcext:value-type="float">
            <text:p>6.623938</text:p>
          </table:table-cell>
          <table:table-cell office:value-type="float" office:value="6.620462225" calcext:value-type="float">
            <text:p>6.620462225</text:p>
          </table:table-cell>
          <table:table-cell table:formula="of:=POWER([.C125]-6.75;2)" office:value-type="float" office:value="0.0167800351519507" calcext:value-type="float">
            <text:p>0.01678003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14936" calcext:value-type="float">
            <text:p>6.614936</text:p>
          </table:table-cell>
          <table:table-cell office:value-type="float" office:value="6.6195675" calcext:value-type="float">
            <text:p>6.6195675</text:p>
          </table:table-cell>
          <table:table-cell table:formula="of:=POWER([.C126]-6.75;2)" office:value-type="float" office:value="0.0170126370562501" calcext:value-type="float">
            <text:p>0.017012637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595406" calcext:value-type="float">
            <text:p>6.595406</text:p>
          </table:table-cell>
          <table:table-cell office:value-type="float" office:value="6.637123" calcext:value-type="float">
            <text:p>6.637123</text:p>
          </table:table-cell>
          <table:table-cell table:formula="of:=POWER([.C127]-6.75;2)" office:value-type="float" office:value="0.012741217129" calcext:value-type="float">
            <text:p>0.012741217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299783" calcext:value-type="float">
            <text:p>6.299783</text:p>
          </table:table-cell>
          <table:table-cell office:value-type="float" office:value="6.638687725" calcext:value-type="float">
            <text:p>6.638687725</text:p>
          </table:table-cell>
          <table:table-cell table:formula="of:=POWER([.C128]-6.75;2)" office:value-type="float" office:value="0.0123904225656755" calcext:value-type="float">
            <text:p>0.012390422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53343" calcext:value-type="float">
            <text:p>6.653343</text:p>
          </table:table-cell>
          <table:table-cell office:value-type="float" office:value="6.647293925" calcext:value-type="float">
            <text:p>6.647293925</text:p>
          </table:table-cell>
          <table:table-cell table:formula="of:=POWER([.C129]-6.75;2)" office:value-type="float" office:value="0.0105485378419057" calcext:value-type="float">
            <text:p>0.010548537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38317" calcext:value-type="float">
            <text:p>6.638317</text:p>
          </table:table-cell>
          <table:table-cell office:value-type="float" office:value="6.64701965" calcext:value-type="float">
            <text:p>6.64701965</text:p>
          </table:table-cell>
          <table:table-cell table:formula="of:=POWER([.C130]-6.75;2)" office:value-type="float" office:value="0.0106049524861225" calcext:value-type="float">
            <text:p>0.010604952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36973" calcext:value-type="float">
            <text:p>6.636973</text:p>
          </table:table-cell>
          <table:table-cell office:value-type="float" office:value="6.64666795" calcext:value-type="float">
            <text:p>6.64666795</text:p>
          </table:table-cell>
          <table:table-cell table:formula="of:=POWER([.C131]-6.75;2)" office:value-type="float" office:value="0.0106775125572024" calcext:value-type="float">
            <text:p>0.010677512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40261" calcext:value-type="float">
            <text:p>6.640261</text:p>
          </table:table-cell>
          <table:table-cell office:value-type="float" office:value="6.649037275" calcext:value-type="float">
            <text:p>6.649037275</text:p>
          </table:table-cell>
          <table:table-cell table:formula="of:=POWER([.C132]-6.75;2)" office:value-type="float" office:value="0.0101934718394255" calcext:value-type="float">
            <text:p>0.010193471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92887" calcext:value-type="float">
            <text:p>6.592887</text:p>
          </table:table-cell>
          <table:table-cell office:value-type="float" office:value="6.64970525" calcext:value-type="float">
            <text:p>6.64970525</text:p>
          </table:table-cell>
          <table:table-cell table:formula="of:=POWER([.C133]-6.75;2)" office:value-type="float" office:value="0.0100590368775625" calcext:value-type="float">
            <text:p>0.010059036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1989" calcext:value-type="float">
            <text:p>6.61989</text:p>
          </table:table-cell>
          <table:table-cell office:value-type="float" office:value="6.651254525" calcext:value-type="float">
            <text:p>6.651254525</text:p>
          </table:table-cell>
          <table:table-cell table:formula="of:=POWER([.C134]-6.75;2)" office:value-type="float" office:value="0.00975066883297569" calcext:value-type="float">
            <text:p>0.009750668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622273" calcext:value-type="float">
            <text:p>6.622273</text:p>
          </table:table-cell>
          <table:table-cell office:value-type="float" office:value="6.6521604" calcext:value-type="float">
            <text:p>6.6521604</text:p>
          </table:table-cell>
          <table:table-cell table:formula="of:=POWER([.C135]-6.75;2)" office:value-type="float" office:value="0.00957258732816007" calcext:value-type="float">
            <text:p>0.009572587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623933" calcext:value-type="float">
            <text:p>6.623933</text:p>
          </table:table-cell>
          <table:table-cell office:value-type="float" office:value="6.6531742" calcext:value-type="float">
            <text:p>6.6531742</text:p>
          </table:table-cell>
          <table:table-cell table:formula="of:=POWER([.C136]-6.75;2)" office:value-type="float" office:value="0.00937523554564008" calcext:value-type="float">
            <text:p>0.009375235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88888" calcext:value-type="float">
            <text:p>6.588888</text:p>
          </table:table-cell>
          <table:table-cell office:value-type="float" office:value="6.654169175" calcext:value-type="float">
            <text:p>6.654169175</text:p>
          </table:table-cell>
          <table:table-cell table:formula="of:=POWER([.C137]-6.75;2)" office:value-type="float" office:value="0.00918354702018066" calcext:value-type="float">
            <text:p>0.00918354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749022" calcext:value-type="float">
            <text:p>6.749022</text:p>
          </table:table-cell>
          <table:table-cell office:value-type="float" office:value="6.655948375" calcext:value-type="float">
            <text:p>6.655948375</text:p>
          </table:table-cell>
          <table:table-cell table:formula="of:=POWER([.C138]-6.75;2)" office:value-type="float" office:value="0.00884570816514056" calcext:value-type="float">
            <text:p>0.008845708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77776" calcext:value-type="float">
            <text:p>6.677776</text:p>
          </table:table-cell>
          <table:table-cell office:value-type="float" office:value="6.6536861" calcext:value-type="float">
            <text:p>6.6536861</text:p>
          </table:table-cell>
          <table:table-cell table:formula="of:=POWER([.C139]-6.75;2)" office:value-type="float" office:value="0.00927636733321003" calcext:value-type="float">
            <text:p>0.009276367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66284" calcext:value-type="float">
            <text:p>6.666284</text:p>
          </table:table-cell>
          <table:table-cell office:value-type="float" office:value="6.653661025" calcext:value-type="float">
            <text:p>6.653661025</text:p>
          </table:table-cell>
          <table:table-cell table:formula="of:=POWER([.C140]-6.75;2)" office:value-type="float" office:value="0.00928119810405065" calcext:value-type="float">
            <text:p>0.009281198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85207" calcext:value-type="float">
            <text:p>6.685207</text:p>
          </table:table-cell>
          <table:table-cell office:value-type="float" office:value="6.664298825" calcext:value-type="float">
            <text:p>6.66429882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54605" calcext:value-type="float">
            <text:p>6.854605</text:p>
          </table:table-cell>
          <table:table-cell office:value-type="float" office:value="6.661755175" calcext:value-type="float">
            <text:p>6.66175517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573071" calcext:value-type="float">
            <text:p>6.573071</text:p>
          </table:table-cell>
          <table:table-cell office:value-type="float" office:value="6.655758525" calcext:value-type="float">
            <text:p>6.65575852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12411" calcext:value-type="float">
            <text:p>6.612411</text:p>
          </table:table-cell>
          <table:table-cell office:value-type="float" office:value="6.6567625" calcext:value-type="float">
            <text:p>6.656762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08403" calcext:value-type="float">
            <text:p>6.608403</text:p>
          </table:table-cell>
          <table:table-cell office:value-type="float" office:value="6.65567035" calcext:value-type="float">
            <text:p>6.6556703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589181" calcext:value-type="float">
            <text:p>6.589181</text:p>
          </table:table-cell>
          <table:table-cell office:value-type="float" office:value="6.669838425" calcext:value-type="float">
            <text:p>6.6698384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656662" calcext:value-type="float">
            <text:p>5.656662</text:p>
          </table:table-cell>
          <table:table-cell office:value-type="float" office:value="6.6728642" calcext:value-type="float">
            <text:p>6.67286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645997" calcext:value-type="float">
            <text:p>6.645997</text:p>
          </table:table-cell>
          <table:table-cell office:value-type="float" office:value="6.698462025" calcext:value-type="float">
            <text:p>6.69846202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35191" calcext:value-type="float">
            <text:p>6.635191</text:p>
          </table:table-cell>
          <table:table-cell office:value-type="float" office:value="6.699235525" calcext:value-type="float">
            <text:p>6.69923552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633032" calcext:value-type="float">
            <text:p>6.633032</text:p>
          </table:table-cell>
          <table:table-cell office:value-type="float" office:value="6.700440425" calcext:value-type="float">
            <text:p>6.70044042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1322" calcext:value-type="float">
            <text:p>6.61322</text:p>
          </table:table-cell>
          <table:table-cell office:value-type="float" office:value="6.701051225" calcext:value-type="float">
            <text:p>6.70105122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79986" calcext:value-type="float">
            <text:p>6.779986</text:p>
          </table:table-cell>
          <table:table-cell office:value-type="float" office:value="6.702182275" calcext:value-type="float">
            <text:p>6.70218227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667866" calcext:value-type="float">
            <text:p>6.667866</text:p>
          </table:table-cell>
          <table:table-cell office:value-type="float" office:value="6.699089475" calcext:value-type="float">
            <text:p>6.69908947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55063" calcext:value-type="float">
            <text:p>6.655063</text:p>
          </table:table-cell>
          <table:table-cell office:value-type="float" office:value="6.699025625" calcext:value-type="float">
            <text:p>6.69902562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54935" calcext:value-type="float">
            <text:p>6.654935</text:p>
          </table:table-cell>
          <table:table-cell office:value-type="float" office:value="6.700818275" calcext:value-type="float">
            <text:p>6.70081827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642265" calcext:value-type="float">
            <text:p>6.642265</text:p>
          </table:table-cell>
          <table:table-cell office:value-type="float" office:value="6.70033645" calcext:value-type="float">
            <text:p>6.7003364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97391" calcext:value-type="float">
            <text:p>6.697391</text:p>
          </table:table-cell>
          <table:table-cell office:value-type="float" office:value="6.700525125" calcext:value-type="float">
            <text:p>6.70052512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72891" calcext:value-type="float">
            <text:p>6.672891</text:p>
          </table:table-cell>
          <table:table-cell office:value-type="float" office:value="6.699317275" calcext:value-type="float">
            <text:p>6.69931727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67554" calcext:value-type="float">
            <text:p>6.667554</text:p>
          </table:table-cell>
          <table:table-cell office:value-type="float" office:value="6.698814975" calcext:value-type="float">
            <text:p>6.6988149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687195" calcext:value-type="float">
            <text:p>6.687195</text:p>
          </table:table-cell>
          <table:table-cell office:value-type="float" office:value="6.789003325" calcext:value-type="float">
            <text:p>6.78900332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939636" calcext:value-type="float">
            <text:p>6.939636</text:p>
          </table:table-cell>
          <table:table-cell office:value-type="float" office:value="6.787211575" calcext:value-type="float">
            <text:p>6.78721157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77109" calcext:value-type="float">
            <text:p>6.577109</text:p>
          </table:table-cell>
          <table:table-cell office:value-type="float" office:value="6.77935995" calcext:value-type="float">
            <text:p>6.7793599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613594" calcext:value-type="float">
            <text:p>6.613594</text:p>
          </table:table-cell>
          <table:table-cell office:value-type="float" office:value="6.780426225" calcext:value-type="float">
            <text:p>6.78042622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12114" calcext:value-type="float">
            <text:p>6.612114</text:p>
          </table:table-cell>
          <table:table-cell office:value-type="float" office:value="6.77925665" calcext:value-type="float">
            <text:p>6.7792566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588149" calcext:value-type="float">
            <text:p>6.588149</text:p>
          </table:table-cell>
          <table:table-cell office:value-type="float" office:value="6.7873015" calcext:value-type="float">
            <text:p>6.787301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317156" calcext:value-type="float">
            <text:p>7.317156</text:p>
          </table:table-cell>
          <table:table-cell office:value-type="float" office:value="6.790175075" calcext:value-type="float">
            <text:p>6.79017507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57995" calcext:value-type="float">
            <text:p>6.657995</text:p>
          </table:table-cell>
          <table:table-cell office:value-type="float" office:value="6.7741634" calcext:value-type="float">
            <text:p>6.774163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44031" calcext:value-type="float">
            <text:p>6.644031</text:p>
          </table:table-cell>
          <table:table-cell office:value-type="float" office:value="6.774647475" calcext:value-type="float">
            <text:p>6.77464747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42372" calcext:value-type="float">
            <text:p>6.642372</text:p>
          </table:table-cell>
          <table:table-cell office:value-type="float" office:value="6.776300325" calcext:value-type="float">
            <text:p>6.77630032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24249" calcext:value-type="float">
            <text:p>6.624249</text:p>
          </table:table-cell>
          <table:table-cell office:value-type="float" office:value="6.776128925" calcext:value-type="float">
            <text:p>6.77612892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731746" calcext:value-type="float">
            <text:p>6.731746</text:p>
          </table:table-cell>
          <table:table-cell office:value-type="float" office:value="6.776949925" calcext:value-type="float">
            <text:p>6.77694992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6698" calcext:value-type="float">
            <text:p>6.66698</text:p>
          </table:table-cell>
          <table:table-cell office:value-type="float" office:value="6.7752407" calcext:value-type="float">
            <text:p>6.775240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54858" calcext:value-type="float">
            <text:p>6.654858</text:p>
          </table:table-cell>
          <table:table-cell office:value-type="float" office:value="6.77559385" calcext:value-type="float">
            <text:p>6.7755938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56125" calcext:value-type="float">
            <text:p>6.656125</text:p>
          </table:table-cell>
          <table:table-cell office:value-type="float" office:value="6.781022175" calcext:value-type="float">
            <text:p>6.78102217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662825" calcext:value-type="float">
            <text:p>6.662825</text:p>
          </table:table-cell>
          <table:table-cell office:value-type="float" office:value="6.7802263" calcext:value-type="float">
            <text:p>6.780226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63732" calcext:value-type="float">
            <text:p>6.663732</text:p>
          </table:table-cell>
          <table:table-cell office:value-type="float" office:value="6.7798825" calcext:value-type="float">
            <text:p>6.779882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60056" calcext:value-type="float">
            <text:p>6.660056</text:p>
          </table:table-cell>
          <table:table-cell office:value-type="float" office:value="6.779455" calcext:value-type="float">
            <text:p>6.77945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58531" calcext:value-type="float">
            <text:p>6.658531</text:p>
          </table:table-cell>
          <table:table-cell office:value-type="float" office:value="6.778467175" calcext:value-type="float">
            <text:p>6.7784671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76773" calcext:value-type="float">
            <text:p>6.676773</text:p>
          </table:table-cell>
          <table:table-cell office:value-type="float" office:value="6.7862338" calcext:value-type="float">
            <text:p>6.786233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091796" calcext:value-type="float">
            <text:p>7.091796</text:p>
          </table:table-cell>
          <table:table-cell office:value-type="float" office:value="6.78616695" calcext:value-type="float">
            <text:p>6.7861669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83461" calcext:value-type="float">
            <text:p>6.583461</text:p>
          </table:table-cell>
          <table:table-cell office:value-type="float" office:value="6.77526005" calcext:value-type="float">
            <text:p>6.7752600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14739" calcext:value-type="float">
            <text:p>6.614739</text:p>
          </table:table-cell>
          <table:table-cell office:value-type="float" office:value="6.776776875" calcext:value-type="float">
            <text:p>6.77677687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1323" calcext:value-type="float">
            <text:p>6.61323</text:p>
          </table:table-cell>
          <table:table-cell office:value-type="float" office:value="6.776386975" calcext:value-type="float">
            <text:p>6.77638697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568725" calcext:value-type="float">
            <text:p>6.568725</text:p>
          </table:table-cell>
          <table:table-cell office:value-type="float" office:value="6.7806647" calcext:value-type="float">
            <text:p>6.780664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175126" calcext:value-type="float">
            <text:p>7.175126</text:p>
          </table:table-cell>
          <table:table-cell office:value-type="float" office:value="6.783840825" calcext:value-type="float">
            <text:p>6.78384082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10212" calcext:value-type="float">
            <text:p>6.710212</text:p>
          </table:table-cell>
          <table:table-cell office:value-type="float" office:value="6.7715554" calcext:value-type="float">
            <text:p>6.771555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80575" calcext:value-type="float">
            <text:p>6.680575</text:p>
          </table:table-cell>
          <table:table-cell office:value-type="float" office:value="6.771227925" calcext:value-type="float">
            <text:p>6.77122792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76937" calcext:value-type="float">
            <text:p>6.676937</text:p>
          </table:table-cell>
          <table:table-cell office:value-type="float" office:value="6.774804125" calcext:value-type="float">
            <text:p>6.77480412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683387" calcext:value-type="float">
            <text:p>6.683387</text:p>
          </table:table-cell>
          <table:table-cell office:value-type="float" office:value="6.77274615" calcext:value-type="float">
            <text:p>6.7727461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57464" calcext:value-type="float">
            <text:p>6.657464</text:p>
          </table:table-cell>
          <table:table-cell office:value-type="float" office:value="6.771593025" calcext:value-type="float">
            <text:p>6.77159302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58462" calcext:value-type="float">
            <text:p>6.658462</text:p>
          </table:table-cell>
          <table:table-cell office:value-type="float" office:value="6.771239425" calcext:value-type="float">
            <text:p>6.77123942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56274" calcext:value-type="float">
            <text:p>6.656274</text:p>
          </table:table-cell>
          <table:table-cell office:value-type="float" office:value="6.7708173" calcext:value-type="float">
            <text:p>6.770817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65312" calcext:value-type="float">
            <text:p>6.665312</text:p>
          </table:table-cell>
          <table:table-cell office:value-type="float" office:value="6.7676361" calcext:value-type="float">
            <text:p>6.767636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26769" calcext:value-type="float">
            <text:p>6.726769</text:p>
          </table:table-cell>
          <table:table-cell office:value-type="float" office:value="6.767383425" calcext:value-type="float">
            <text:p>6.76738342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635662" calcext:value-type="float">
            <text:p>6.635662</text:p>
          </table:table-cell>
          <table:table-cell office:value-type="float" office:value="6.7655675" calcext:value-type="float">
            <text:p>6.765567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49812" calcext:value-type="float">
            <text:p>6.649812</text:p>
          </table:table-cell>
          <table:table-cell office:value-type="float" office:value="6.765882075" calcext:value-type="float">
            <text:p>6.76588207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49077" calcext:value-type="float">
            <text:p>6.649077</text:p>
          </table:table-cell>
          <table:table-cell office:value-type="float" office:value="6.7650754" calcext:value-type="float">
            <text:p>6.765075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652799" calcext:value-type="float">
            <text:p>6.652799</text:p>
          </table:table-cell>
          <table:table-cell office:value-type="float" office:value="6.769455025" calcext:value-type="float">
            <text:p>6.76945502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275088" calcext:value-type="float">
            <text:p>10.275088</text:p>
          </table:table-cell>
          <table:table-cell office:value-type="float" office:value="6.770271125" calcext:value-type="float">
            <text:p>6.77027112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615525" calcext:value-type="float">
            <text:p>6.615525</text:p>
          </table:table-cell>
          <table:table-cell office:value-type="float" office:value="6.68009125" calcext:value-type="float">
            <text:p>6.680091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25571" calcext:value-type="float">
            <text:p>6.625571</text:p>
          </table:table-cell>
          <table:table-cell office:value-type="float" office:value="6.681225175" calcext:value-type="float">
            <text:p>6.68122517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1976" calcext:value-type="float">
            <text:p>6.61976</text:p>
          </table:table-cell>
          <table:table-cell office:value-type="float" office:value="6.68150645" calcext:value-type="float">
            <text:p>6.6815064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66811" calcext:value-type="float">
            <text:p>6.566811</text:p>
          </table:table-cell>
          <table:table-cell office:value-type="float" office:value="6.68377925" calcext:value-type="float">
            <text:p>6.6837792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933908" calcext:value-type="float">
            <text:p>6.933908</text:p>
          </table:table-cell>
          <table:table-cell office:value-type="float" office:value="6.68680875" calcext:value-type="float">
            <text:p>6.6868087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03092" calcext:value-type="float">
            <text:p>6.703092</text:p>
          </table:table-cell>
          <table:table-cell office:value-type="float" office:value="6.68070475" calcext:value-type="float">
            <text:p>6.6807047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76689" calcext:value-type="float">
            <text:p>6.676689</text:p>
          </table:table-cell>
          <table:table-cell office:value-type="float" office:value="6.6810406" calcext:value-type="float">
            <text:p>6.681040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77358" calcext:value-type="float">
            <text:p>6.677358</text:p>
          </table:table-cell>
          <table:table-cell office:value-type="float" office:value="6.690522725" calcext:value-type="float">
            <text:p>6.69052272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10145" calcext:value-type="float">
            <text:p>6.710145</text:p>
          </table:table-cell>
          <table:table-cell office:value-type="float" office:value="6.68832695" calcext:value-type="float">
            <text:p>6.6883269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35516" calcext:value-type="float">
            <text:p>6.635516</text:p>
          </table:table-cell>
          <table:table-cell office:value-type="float" office:value="6.6864212" calcext:value-type="float">
            <text:p>6.686421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57089" calcext:value-type="float">
            <text:p>6.657089</text:p>
          </table:table-cell>
          <table:table-cell office:value-type="float" office:value="6.68636475" calcext:value-type="float">
            <text:p>6.6863647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63377" calcext:value-type="float">
            <text:p>6.663377</text:p>
          </table:table-cell>
          <table:table-cell office:value-type="float" office:value="6.684768375" calcext:value-type="float">
            <text:p>6.68476837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81106" calcext:value-type="float">
            <text:p>6.681106</text:p>
          </table:table-cell>
          <table:table-cell office:value-type="float" office:value="6.702600975" calcext:value-type="float">
            <text:p>6.70260097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71991" calcext:value-type="float">
            <text:p>6.871991</text:p>
          </table:table-cell>
          <table:table-cell office:value-type="float" office:value="6.703462825" calcext:value-type="float">
            <text:p>6.70346282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62429" calcext:value-type="float">
            <text:p>6.62429</text:p>
          </table:table-cell>
          <table:table-cell office:value-type="float" office:value="6.698793575" calcext:value-type="float">
            <text:p>6.69879357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49073" calcext:value-type="float">
            <text:p>6.649073</text:p>
          </table:table-cell>
          <table:table-cell office:value-type="float" office:value="6.700073675" calcext:value-type="float">
            <text:p>6.70007367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46632" calcext:value-type="float">
            <text:p>6.646632</text:p>
          </table:table-cell>
          <table:table-cell office:value-type="float" office:value="6.70044915" calcext:value-type="float">
            <text:p>6.7004491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20543" calcext:value-type="float">
            <text:p>6.620543</text:p>
          </table:table-cell>
          <table:table-cell office:value-type="float" office:value="6.701576675" calcext:value-type="float">
            <text:p>6.70157667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969196" calcext:value-type="float">
            <text:p>6.969196</text:p>
          </table:table-cell>
          <table:table-cell office:value-type="float" office:value="6.702880425" calcext:value-type="float">
            <text:p>6.70288042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74099" calcext:value-type="float">
            <text:p>6.674099</text:p>
          </table:table-cell>
          <table:table-cell office:value-type="float" office:value="6.6953644" calcext:value-type="float">
            <text:p>6.695364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5552" calcext:value-type="float">
            <text:p>6.65552</text:p>
          </table:table-cell>
          <table:table-cell office:value-type="float" office:value="6.6953304" calcext:value-type="float">
            <text:p>6.695330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44134" calcext:value-type="float">
            <text:p>6.644134</text:p>
          </table:table-cell>
          <table:table-cell office:value-type="float" office:value="6.6965529" calcext:value-type="float">
            <text:p>6.696552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99143" calcext:value-type="float">
            <text:p>6.599143</text:p>
          </table:table-cell>
          <table:table-cell office:value-type="float" office:value="6.6968703" calcext:value-type="float">
            <text:p>6.696870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84339" calcext:value-type="float">
            <text:p>6.784339</text:p>
          </table:table-cell>
          <table:table-cell office:value-type="float" office:value="6.698644525" calcext:value-type="float">
            <text:p>6.69864452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9577" calcext:value-type="float">
            <text:p>6.69577</text:p>
          </table:table-cell>
          <table:table-cell office:value-type="float" office:value="6.695925475" calcext:value-type="float">
            <text:p>6.69592547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83709" calcext:value-type="float">
            <text:p>6.683709</text:p>
          </table:table-cell>
          <table:table-cell office:value-type="float" office:value="6.695730425" calcext:value-type="float">
            <text:p>6.69573042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97113" calcext:value-type="float">
            <text:p>6.697113</text:p>
          </table:table-cell>
          <table:table-cell office:value-type="float" office:value="6.72076995" calcext:value-type="float">
            <text:p>6.7207699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23623" calcext:value-type="float">
            <text:p>6.823623</text:p>
          </table:table-cell>
          <table:table-cell office:value-type="float" office:value="6.719187" calcext:value-type="float">
            <text:p>6.71918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94618" calcext:value-type="float">
            <text:p>6.594618</text:p>
          </table:table-cell>
          <table:table-cell office:value-type="float" office:value="6.71470225" calcext:value-type="float">
            <text:p>6.7147022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37262" calcext:value-type="float">
            <text:p>6.637262</text:p>
          </table:table-cell>
          <table:table-cell office:value-type="float" office:value="6.7156668" calcext:value-type="float">
            <text:p>6.715666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4332" calcext:value-type="float">
            <text:p>6.64332</text:p>
          </table:table-cell>
          <table:table-cell office:value-type="float" office:value="6.7141392" calcext:value-type="float">
            <text:p>6.714139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41577" calcext:value-type="float">
            <text:p>6.641577</text:p>
          </table:table-cell>
          <table:table-cell office:value-type="float" office:value="6.722038675" calcext:value-type="float">
            <text:p>6.72203867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529026" calcext:value-type="float">
            <text:p>6.529026</text:p>
          </table:table-cell>
          <table:table-cell office:value-type="float" office:value="6.723940925" calcext:value-type="float">
            <text:p>6.72394092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55205" calcext:value-type="float">
            <text:p>6.655205</text:p>
          </table:table-cell>
          <table:table-cell office:value-type="float" office:value="6.728029975" calcext:value-type="float">
            <text:p>6.728029975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54132" calcext:value-type="float">
            <text:p>6.654132</text:p>
          </table:table-cell>
          <table:table-cell office:value-type="float" office:value="6.728923125" calcext:value-type="float">
            <text:p>6.72892312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48245" calcext:value-type="float">
            <text:p>6.648245</text:p>
          </table:table-cell>
          <table:table-cell office:value-type="float" office:value="6.73048215" calcext:value-type="float">
            <text:p>6.7304821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617545" calcext:value-type="float">
            <text:p>6.617545</text:p>
          </table:table-cell>
          <table:table-cell office:value-type="float" office:value="6.730658125" calcext:value-type="float">
            <text:p>6.7306581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24262" calcext:value-type="float">
            <text:p>6.824262</text:p>
          </table:table-cell>
          <table:table-cell office:value-type="float" office:value="6.732116825" calcext:value-type="float">
            <text:p>6.732116825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85443" calcext:value-type="float">
            <text:p>6.685443</text:p>
          </table:table-cell>
          <table:table-cell office:value-type="float" office:value="6.7285499" calcext:value-type="float">
            <text:p>6.728549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67893" calcext:value-type="float">
            <text:p>6.667893</text:p>
          </table:table-cell>
          <table:table-cell office:value-type="float" office:value="6.728666325" calcext:value-type="float">
            <text:p>6.72866632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60882" calcext:value-type="float">
            <text:p>6.660882</text:p>
          </table:table-cell>
          <table:table-cell office:value-type="float" office:value="6.732034225" calcext:value-type="float">
            <text:p>6.73203422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36822" calcext:value-type="float">
            <text:p>6.636822</text:p>
          </table:table-cell>
          <table:table-cell office:value-type="float" office:value="6.73182905" calcext:value-type="float">
            <text:p>6.7318290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10672" calcext:value-type="float">
            <text:p>6.710672</text:p>
          </table:table-cell>
          <table:table-cell office:value-type="float" office:value="6.7325393" calcext:value-type="float">
            <text:p>6.732539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87991" calcext:value-type="float">
            <text:p>6.687991</text:p>
          </table:table-cell>
          <table:table-cell office:value-type="float" office:value="6.731376025" calcext:value-type="float">
            <text:p>6.73137602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89748" calcext:value-type="float">
            <text:p>6.689748</text:p>
          </table:table-cell>
          <table:table-cell office:value-type="float" office:value="6.73044365" calcext:value-type="float">
            <text:p>6.7304436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16526" calcext:value-type="float">
            <text:p>6.716526</text:p>
          </table:table-cell>
          <table:table-cell office:value-type="float" office:value="6.733194575" calcext:value-type="float">
            <text:p>6.73319457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055974" calcext:value-type="float">
            <text:p>7.055974</text:p>
          </table:table-cell>
          <table:table-cell office:value-type="float" office:value="6.732261725" calcext:value-type="float">
            <text:p>6.73226172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89527" calcext:value-type="float">
            <text:p>6.589527</text:p>
          </table:table-cell>
          <table:table-cell office:value-type="float" office:value="6.7225731" calcext:value-type="float">
            <text:p>6.722573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33915" calcext:value-type="float">
            <text:p>6.633915</text:p>
          </table:table-cell>
          <table:table-cell office:value-type="float" office:value="6.724265275" calcext:value-type="float">
            <text:p>6.72426527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33258" calcext:value-type="float">
            <text:p>6.633258</text:p>
          </table:table-cell>
          <table:table-cell office:value-type="float" office:value="6.7237582" calcext:value-type="float">
            <text:p>6.7237582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93234" calcext:value-type="float">
            <text:p>6.593234</text:p>
          </table:table-cell>
          <table:table-cell office:value-type="float" office:value="6.727118975" calcext:value-type="float">
            <text:p>6.72711897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376681" calcext:value-type="float">
            <text:p>7.376681</text:p>
          </table:table-cell>
          <table:table-cell office:value-type="float" office:value="6.729839175" calcext:value-type="float">
            <text:p>6.72983917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1558" calcext:value-type="float">
            <text:p>6.71558</text:p>
          </table:table-cell>
          <table:table-cell office:value-type="float" office:value="6.712762175" calcext:value-type="float">
            <text:p>6.71276217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85221" calcext:value-type="float">
            <text:p>6.685221</text:p>
          </table:table-cell>
          <table:table-cell office:value-type="float" office:value="6.712463025" calcext:value-type="float">
            <text:p>6.71246302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75494" calcext:value-type="float">
            <text:p>6.675494</text:p>
          </table:table-cell>
          <table:table-cell office:value-type="float" office:value="6.715912125" calcext:value-type="float">
            <text:p>6.71591212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64092" calcext:value-type="float">
            <text:p>6.664092</text:p>
          </table:table-cell>
          <table:table-cell office:value-type="float" office:value="6.714487425" calcext:value-type="float">
            <text:p>6.71448742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91733" calcext:value-type="float">
            <text:p>6.691733</text:p>
          </table:table-cell>
          <table:table-cell office:value-type="float" office:value="6.7142041" calcext:value-type="float">
            <text:p>6.714204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72693" calcext:value-type="float">
            <text:p>6.672693</text:p>
          </table:table-cell>
          <table:table-cell office:value-type="float" office:value="6.7133681" calcext:value-type="float">
            <text:p>6.713368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68555" calcext:value-type="float">
            <text:p>6.668555</text:p>
          </table:table-cell>
          <table:table-cell office:value-type="float" office:value="6.712788" calcext:value-type="float">
            <text:p>6.71278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72739" calcext:value-type="float">
            <text:p>6.672739</text:p>
          </table:table-cell>
          <table:table-cell office:value-type="float" office:value="6.7810051" calcext:value-type="float">
            <text:p>6.781005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0442" calcext:value-type="float">
            <text:p>6.70442</text:p>
          </table:table-cell>
          <table:table-cell office:value-type="float" office:value="6.78150855" calcext:value-type="float">
            <text:p>6.7815085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5683" calcext:value-type="float">
            <text:p>6.65683</text:p>
          </table:table-cell>
          <table:table-cell office:value-type="float" office:value="6.78093085" calcext:value-type="float">
            <text:p>6.7809308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70112" calcext:value-type="float">
            <text:p>6.670112</text:p>
          </table:table-cell>
          <table:table-cell office:value-type="float" office:value="6.781333375" calcext:value-type="float">
            <text:p>6.78133337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75577" calcext:value-type="float">
            <text:p>6.675577</text:p>
          </table:table-cell>
          <table:table-cell office:value-type="float" office:value="6.7809223" calcext:value-type="float">
            <text:p>6.780922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87968" calcext:value-type="float">
            <text:p>6.687968</text:p>
          </table:table-cell>
          <table:table-cell office:value-type="float" office:value="6.78227375" calcext:value-type="float">
            <text:p>6.7822737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68529" calcext:value-type="float">
            <text:p>7.68529</text:p>
          </table:table-cell>
          <table:table-cell office:value-type="float" office:value="6.782170375" calcext:value-type="float">
            <text:p>6.78217037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33795" calcext:value-type="float">
            <text:p>6.633795</text:p>
          </table:table-cell>
          <table:table-cell office:value-type="float" office:value="6.75696955" calcext:value-type="float">
            <text:p>6.7569695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44233" calcext:value-type="float">
            <text:p>6.644233</text:p>
          </table:table-cell>
          <table:table-cell office:value-type="float" office:value="6.757996225" calcext:value-type="float">
            <text:p>6.75799622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332" calcext:value-type="float">
            <text:p>6.6332</text:p>
          </table:table-cell>
          <table:table-cell office:value-type="float" office:value="6.75846395" calcext:value-type="float">
            <text:p>6.7584639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76158" calcext:value-type="float">
            <text:p>6.576158</text:p>
          </table:table-cell>
          <table:table-cell office:value-type="float" office:value="6.7601797" calcext:value-type="float">
            <text:p>6.7601797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959299" calcext:value-type="float">
            <text:p>6.959299</text:p>
          </table:table-cell>
          <table:table-cell office:value-type="float" office:value="6.76319075" calcext:value-type="float">
            <text:p>6.763190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17667" calcext:value-type="float">
            <text:p>6.717667</text:p>
          </table:table-cell>
          <table:table-cell office:value-type="float" office:value="6.756613275" calcext:value-type="float">
            <text:p>6.75661327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92588" calcext:value-type="float">
            <text:p>6.692588</text:p>
          </table:table-cell>
          <table:table-cell office:value-type="float" office:value="6.75612735" calcext:value-type="float">
            <text:p>6.7561273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90931" calcext:value-type="float">
            <text:p>6.690931</text:p>
          </table:table-cell>
          <table:table-cell office:value-type="float" office:value="6.7595873" calcext:value-type="float">
            <text:p>6.759587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16493" calcext:value-type="float">
            <text:p>6.716493</text:p>
          </table:table-cell>
          <table:table-cell office:value-type="float" office:value="6.75887695" calcext:value-type="float">
            <text:p>6.7588769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55284" calcext:value-type="float">
            <text:p>6.655284</text:p>
          </table:table-cell>
          <table:table-cell office:value-type="float" office:value="6.7576395" calcext:value-type="float">
            <text:p>6.757639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75893" calcext:value-type="float">
            <text:p>6.675893</text:p>
          </table:table-cell>
          <table:table-cell office:value-type="float" office:value="6.7578028" calcext:value-type="float">
            <text:p>6.757802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81585" calcext:value-type="float">
            <text:p>6.681585</text:p>
          </table:table-cell>
          <table:table-cell office:value-type="float" office:value="6.75687055" calcext:value-type="float">
            <text:p>6.7568705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901" calcext:value-type="float">
            <text:p>6.6901</text:p>
          </table:table-cell>
          <table:table-cell office:value-type="float" office:value="6.760838625" calcext:value-type="float">
            <text:p>6.76083862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02609" calcext:value-type="float">
            <text:p>6.802609</text:p>
          </table:table-cell>
          <table:table-cell office:value-type="float" office:value="6.7611457" calcext:value-type="float">
            <text:p>6.761145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52675" calcext:value-type="float">
            <text:p>6.652675</text:p>
          </table:table-cell>
          <table:table-cell office:value-type="float" office:value="6.75836245" calcext:value-type="float">
            <text:p>6.7583624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65232" calcext:value-type="float">
            <text:p>6.665232</text:p>
          </table:table-cell>
          <table:table-cell office:value-type="float" office:value="6.7592946" calcext:value-type="float">
            <text:p>6.759294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64141" calcext:value-type="float">
            <text:p>6.664141</text:p>
          </table:table-cell>
          <table:table-cell office:value-type="float" office:value="6.760264775" calcext:value-type="float">
            <text:p>6.76026477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50696" calcext:value-type="float">
            <text:p>6.650696</text:p>
          </table:table-cell>
          <table:table-cell office:value-type="float" office:value="6.760030425" calcext:value-type="float">
            <text:p>6.76003042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99785" calcext:value-type="float">
            <text:p>6.799785</text:p>
          </table:table-cell>
          <table:table-cell office:value-type="float" office:value="6.760527375" calcext:value-type="float">
            <text:p>6.76052737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79212" calcext:value-type="float">
            <text:p>6.679212</text:p>
          </table:table-cell>
          <table:table-cell office:value-type="float" office:value="6.7573095" calcext:value-type="float">
            <text:p>6.757309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68429" calcext:value-type="float">
            <text:p>6.668429</text:p>
          </table:table-cell>
          <table:table-cell office:value-type="float" office:value="6.756916375" calcext:value-type="float">
            <text:p>6.75691637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57214" calcext:value-type="float">
            <text:p>6.657214</text:p>
          </table:table-cell>
          <table:table-cell office:value-type="float" office:value="6.75473705" calcext:value-type="float">
            <text:p>6.7547370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13632" calcext:value-type="float">
            <text:p>6.613632</text:p>
          </table:table-cell>
          <table:table-cell office:value-type="float" office:value="6.755967575" calcext:value-type="float">
            <text:p>6.7559675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67689" calcext:value-type="float">
            <text:p>6.767689</text:p>
          </table:table-cell>
          <table:table-cell office:value-type="float" office:value="6.757927525" calcext:value-type="float">
            <text:p>6.75792752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02042" calcext:value-type="float">
            <text:p>6.702042</text:p>
          </table:table-cell>
          <table:table-cell office:value-type="float" office:value="6.7559282" calcext:value-type="float">
            <text:p>6.755928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93601" calcext:value-type="float">
            <text:p>6.693601</text:p>
          </table:table-cell>
          <table:table-cell office:value-type="float" office:value="6.755534575" calcext:value-type="float">
            <text:p>6.75553457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03614" calcext:value-type="float">
            <text:p>6.703614</text:p>
          </table:table-cell>
          <table:table-cell office:value-type="float" office:value="6.754119425" calcext:value-type="float">
            <text:p>6.75411942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823185" calcext:value-type="float">
            <text:p>6.823185</text:p>
          </table:table-cell>
          <table:table-cell office:value-type="float" office:value="6.753394875" calcext:value-type="float">
            <text:p>6.75339487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18506" calcext:value-type="float">
            <text:p>6.618506</text:p>
          </table:table-cell>
          <table:table-cell office:value-type="float" office:value="6.749671175" calcext:value-type="float">
            <text:p>6.74967117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52759" calcext:value-type="float">
            <text:p>6.652759</text:p>
          </table:table-cell>
          <table:table-cell office:value-type="float" office:value="6.7509065" calcext:value-type="float">
            <text:p>6.750906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58293" calcext:value-type="float">
            <text:p>6.658293</text:p>
          </table:table-cell>
          <table:table-cell office:value-type="float" office:value="6.75050485" calcext:value-type="float">
            <text:p>6.7505048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49489" calcext:value-type="float">
            <text:p>6.649489</text:p>
          </table:table-cell>
          <table:table-cell office:value-type="float" office:value="6.753319875" calcext:value-type="float">
            <text:p>6.75331987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397239" calcext:value-type="float">
            <text:p>9.397239</text:p>
          </table:table-cell>
          <table:table-cell office:value-type="float" office:value="6.754929775" calcext:value-type="float">
            <text:p>6.75492977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92877" calcext:value-type="float">
            <text:p>6.692877</text:p>
          </table:table-cell>
          <table:table-cell office:value-type="float" office:value="6.687663425" calcext:value-type="float">
            <text:p>6.68766342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81312" calcext:value-type="float">
            <text:p>6.681312</text:p>
          </table:table-cell>
          <table:table-cell office:value-type="float" office:value="6.6879942" calcext:value-type="float">
            <text:p>6.687994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72931" calcext:value-type="float">
            <text:p>6.672931</text:p>
          </table:table-cell>
          <table:table-cell office:value-type="float" office:value="6.689430975" calcext:value-type="float">
            <text:p>6.6894309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53669" calcext:value-type="float">
            <text:p>6.653669</text:p>
          </table:table-cell>
          <table:table-cell office:value-type="float" office:value="6.689262525" calcext:value-type="float">
            <text:p>6.6892625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29635" calcext:value-type="float">
            <text:p>6.729635</text:p>
          </table:table-cell>
          <table:table-cell office:value-type="float" office:value="6.689805025" calcext:value-type="float">
            <text:p>6.68980502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83833" calcext:value-type="float">
            <text:p>6.683833</text:p>
          </table:table-cell>
          <table:table-cell office:value-type="float" office:value="6.688402725" calcext:value-type="float">
            <text:p>6.68840272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77257" calcext:value-type="float">
            <text:p>6.677257</text:p>
          </table:table-cell>
          <table:table-cell office:value-type="float" office:value="6.68786955" calcext:value-type="float">
            <text:p>6.6878695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74862" calcext:value-type="float">
            <text:p>6.674862</text:p>
          </table:table-cell>
          <table:table-cell office:value-type="float" office:value="6.60748525" calcext:value-type="float">
            <text:p>6.6074852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62942" calcext:value-type="float">
            <text:p>6.662942</text:p>
          </table:table-cell>
          <table:table-cell office:value-type="float" office:value="6.608233425" calcext:value-type="float">
            <text:p>6.60823342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0183" calcext:value-type="float">
            <text:p>6.70183</text:p>
          </table:table-cell>
          <table:table-cell office:value-type="float" office:value="6.6090364" calcext:value-type="float">
            <text:p>6.609036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966" calcext:value-type="float">
            <text:p>6.6966</text:p>
          </table:table-cell>
          <table:table-cell office:value-type="float" office:value="6.608795625" calcext:value-type="float">
            <text:p>6.60879562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962" calcext:value-type="float">
            <text:p>6.6962</text:p>
          </table:table-cell>
          <table:table-cell office:value-type="float" office:value="6.608721425" calcext:value-type="float">
            <text:p>6.60872142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9823" calcext:value-type="float">
            <text:p>6.69823</text:p>
          </table:table-cell>
          <table:table-cell office:value-type="float" office:value="6.60795335" calcext:value-type="float">
            <text:p>6.6079533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830986" calcext:value-type="float">
            <text:p>6.830986</text:p>
          </table:table-cell>
          <table:table-cell office:value-type="float" office:value="6.607448225" calcext:value-type="float">
            <text:p>6.60744822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62517" calcext:value-type="float">
            <text:p>6.662517</text:p>
          </table:table-cell>
          <table:table-cell office:value-type="float" office:value="6.60360465" calcext:value-type="float">
            <text:p>6.6036046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66995" calcext:value-type="float">
            <text:p>6.666995</text:p>
          </table:table-cell>
          <table:table-cell office:value-type="float" office:value="6.603807375" calcext:value-type="float">
            <text:p>6.60380737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61816" calcext:value-type="float">
            <text:p>6.661816</text:p>
          </table:table-cell>
          <table:table-cell office:value-type="float" office:value="6.602915525" calcext:value-type="float">
            <text:p>6.6029155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38603" calcext:value-type="float">
            <text:p>6.638603</text:p>
          </table:table-cell>
          <table:table-cell office:value-type="float" office:value="6.60441795" calcext:value-type="float">
            <text:p>6.6044179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840308" calcext:value-type="float">
            <text:p>6.840308</text:p>
          </table:table-cell>
          <table:table-cell office:value-type="float" office:value="6.605930425" calcext:value-type="float">
            <text:p>6.60593042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02383" calcext:value-type="float">
            <text:p>6.702383</text:p>
          </table:table-cell>
          <table:table-cell office:value-type="float" office:value="6.6022725" calcext:value-type="float">
            <text:p>6.602272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91279" calcext:value-type="float">
            <text:p>6.691279</text:p>
          </table:table-cell>
          <table:table-cell office:value-type="float" office:value="6.60201405" calcext:value-type="float">
            <text:p>6.6020140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89961" calcext:value-type="float">
            <text:p>6.689961</text:p>
          </table:table-cell>
          <table:table-cell office:value-type="float" office:value="6.6027918" calcext:value-type="float">
            <text:p>6.602791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04039" calcext:value-type="float">
            <text:p>6.704039</text:p>
          </table:table-cell>
          <table:table-cell office:value-type="float" office:value="6.602565625" calcext:value-type="float">
            <text:p>6.60256562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54767" calcext:value-type="float">
            <text:p>6.654767</text:p>
          </table:table-cell>
          <table:table-cell office:value-type="float" office:value="6.60199195" calcext:value-type="float">
            <text:p>6.6019919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70574" calcext:value-type="float">
            <text:p>6.670574</text:p>
          </table:table-cell>
          <table:table-cell office:value-type="float" office:value="6.60254345" calcext:value-type="float">
            <text:p>6.6025434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7107" calcext:value-type="float">
            <text:p>6.67107</text:p>
          </table:table-cell>
          <table:table-cell office:value-type="float" office:value="6.60230615" calcext:value-type="float">
            <text:p>6.6023061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63487" calcext:value-type="float">
            <text:p>6.663487</text:p>
          </table:table-cell>
          <table:table-cell office:value-type="float" office:value="6.6054423" calcext:value-type="float">
            <text:p>6.605442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81256" calcext:value-type="float">
            <text:p>6.581256</text:p>
          </table:table-cell>
          <table:table-cell office:value-type="float" office:value="6.60653025" calcext:value-type="float">
            <text:p>6.606530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06435" calcext:value-type="float">
            <text:p>6.706435</text:p>
          </table:table-cell>
          <table:table-cell office:value-type="float" office:value="6.60950965" calcext:value-type="float">
            <text:p>6.6095096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9203" calcext:value-type="float">
            <text:p>6.69203</text:p>
          </table:table-cell>
          <table:table-cell office:value-type="float" office:value="6.6093086" calcext:value-type="float">
            <text:p>6.609308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87716" calcext:value-type="float">
            <text:p>6.687716</text:p>
          </table:table-cell>
          <table:table-cell office:value-type="float" office:value="6.60946495" calcext:value-type="float">
            <text:p>6.6094649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86297" calcext:value-type="float">
            <text:p>6.686297</text:p>
          </table:table-cell>
          <table:table-cell office:value-type="float" office:value="6.609638875" calcext:value-type="float">
            <text:p>6.60963887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36995" calcext:value-type="float">
            <text:p>6.636995</text:p>
          </table:table-cell>
          <table:table-cell office:value-type="float" office:value="6.609859825" calcext:value-type="float">
            <text:p>6.60985982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74632" calcext:value-type="float">
            <text:p>6.674632</text:p>
          </table:table-cell>
          <table:table-cell office:value-type="float" office:value="6.611243775" calcext:value-type="float">
            <text:p>6.61124377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74237" calcext:value-type="float">
            <text:p>6.674237</text:p>
          </table:table-cell>
          <table:table-cell office:value-type="float" office:value="6.61147635" calcext:value-type="float">
            <text:p>6.6114763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67919" calcext:value-type="float">
            <text:p>6.667919</text:p>
          </table:table-cell>
          <table:table-cell office:value-type="float" office:value="6.609853925" calcext:value-type="float">
            <text:p>6.60985392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36693" calcext:value-type="float">
            <text:p>6.636693</text:p>
          </table:table-cell>
          <table:table-cell office:value-type="float" office:value="6.610972375" calcext:value-type="float">
            <text:p>6.61097237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70894" calcext:value-type="float">
            <text:p>6.770894</text:p>
          </table:table-cell>
          <table:table-cell office:value-type="float" office:value="6.612588625" calcext:value-type="float">
            <text:p>6.61258862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13885" calcext:value-type="float">
            <text:p>6.713885</text:p>
          </table:table-cell>
          <table:table-cell office:value-type="float" office:value="6.61074915" calcext:value-type="float">
            <text:p>6.6107491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06585" calcext:value-type="float">
            <text:p>6.706585</text:p>
          </table:table-cell>
          <table:table-cell office:value-type="float" office:value="6.610271225" calcext:value-type="float">
            <text:p>6.61027122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06108" calcext:value-type="float">
            <text:p>6.706108</text:p>
          </table:table-cell>
          <table:table-cell office:value-type="float" office:value="6.6097389" calcext:value-type="float">
            <text:p>6.609738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38783" calcext:value-type="float">
            <text:p>6.738783</text:p>
          </table:table-cell>
          <table:table-cell office:value-type="float" office:value="6.6093453" calcext:value-type="float">
            <text:p>6.609345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66193" calcext:value-type="float">
            <text:p>6.666193</text:p>
          </table:table-cell>
          <table:table-cell office:value-type="float" office:value="6.6081026" calcext:value-type="float">
            <text:p>6.608102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75369" calcext:value-type="float">
            <text:p>6.675369</text:p>
          </table:table-cell>
          <table:table-cell office:value-type="float" office:value="6.6085531" calcext:value-type="float">
            <text:p>6.608553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73543" calcext:value-type="float">
            <text:p>6.673543</text:p>
          </table:table-cell>
          <table:table-cell office:value-type="float" office:value="6.608343875" calcext:value-type="float">
            <text:p>6.60834387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62506" calcext:value-type="float">
            <text:p>6.662506</text:p>
          </table:table-cell>
          <table:table-cell office:value-type="float" office:value="6.6095105" calcext:value-type="float">
            <text:p>6.609510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461885" calcext:value-type="float">
            <text:p>3.461885</text:p>
          </table:table-cell>
          <table:table-cell office:value-type="float" office:value="6.610417525" calcext:value-type="float">
            <text:p>6.61041752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04789" calcext:value-type="float">
            <text:p>6.704789</text:p>
          </table:table-cell>
          <table:table-cell office:value-type="float" office:value="6.69126565" calcext:value-type="float">
            <text:p>6.6912656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95061" calcext:value-type="float">
            <text:p>6.695061</text:p>
          </table:table-cell>
          <table:table-cell office:value-type="float" office:value="6.69102105" calcext:value-type="float">
            <text:p>6.6910210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92199" calcext:value-type="float">
            <text:p>6.692199</text:p>
          </table:table-cell>
          <table:table-cell office:value-type="float" office:value="6.691340975" calcext:value-type="float">
            <text:p>6.69134097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93632" calcext:value-type="float">
            <text:p>6.693632</text:p>
          </table:table-cell>
          <table:table-cell office:value-type="float" office:value="6.691017825" calcext:value-type="float">
            <text:p>6.6910178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65477" calcext:value-type="float">
            <text:p>6.665477</text:p>
          </table:table-cell>
          <table:table-cell office:value-type="float" office:value="6.69071175" calcext:value-type="float">
            <text:p>6.6907117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78025" calcext:value-type="float">
            <text:p>6.678025</text:p>
          </table:table-cell>
          <table:table-cell office:value-type="float" office:value="6.69103455" calcext:value-type="float">
            <text:p>6.6910345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77243" calcext:value-type="float">
            <text:p>6.677243</text:p>
          </table:table-cell>
          <table:table-cell office:value-type="float" office:value="6.690727625" calcext:value-type="float">
            <text:p>6.6907276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70626" calcext:value-type="float">
            <text:p>6.670626</text:p>
          </table:table-cell>
          <table:table-cell office:value-type="float" office:value="6.710906875" calcext:value-type="float">
            <text:p>6.71090687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31321" calcext:value-type="float">
            <text:p>6.631321</text:p>
          </table:table-cell>
          <table:table-cell office:value-type="float" office:value="6.71215245" calcext:value-type="float">
            <text:p>6.7121524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21913" calcext:value-type="float">
            <text:p>6.721913</text:p>
          </table:table-cell>
          <table:table-cell office:value-type="float" office:value="6.714110225" calcext:value-type="float">
            <text:p>6.71411022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99102" calcext:value-type="float">
            <text:p>6.699102</text:p>
          </table:table-cell>
          <table:table-cell office:value-type="float" office:value="6.71369525" calcext:value-type="float">
            <text:p>6.7136952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93991" calcext:value-type="float">
            <text:p>6.693991</text:p>
          </table:table-cell>
          <table:table-cell office:value-type="float" office:value="6.71379145" calcext:value-type="float">
            <text:p>6.7137914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92045" calcext:value-type="float">
            <text:p>6.692045</text:p>
          </table:table-cell>
          <table:table-cell office:value-type="float" office:value="6.7138592" calcext:value-type="float">
            <text:p>6.713859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22389" calcext:value-type="float">
            <text:p>6.722389</text:p>
          </table:table-cell>
          <table:table-cell office:value-type="float" office:value="6.7140265" calcext:value-type="float">
            <text:p>6.714026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80914" calcext:value-type="float">
            <text:p>6.680914</text:p>
          </table:table-cell>
          <table:table-cell office:value-type="float" office:value="6.713420725" calcext:value-type="float">
            <text:p>6.7134207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81092" calcext:value-type="float">
            <text:p>6.681092</text:p>
          </table:table-cell>
          <table:table-cell office:value-type="float" office:value="6.71372675" calcext:value-type="float">
            <text:p>6.713726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76827" calcext:value-type="float">
            <text:p>6.676827</text:p>
          </table:table-cell>
          <table:table-cell office:value-type="float" office:value="6.713182375" calcext:value-type="float">
            <text:p>6.71318237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61082" calcext:value-type="float">
            <text:p>6.661082</text:p>
          </table:table-cell>
          <table:table-cell office:value-type="float" office:value="6.714360825" calcext:value-type="float">
            <text:p>6.714360825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96516" calcext:value-type="float">
            <text:p>6.796516</text:p>
          </table:table-cell>
          <table:table-cell office:value-type="float" office:value="6.7155731" calcext:value-type="float">
            <text:p>6.715573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07005" calcext:value-type="float">
            <text:p>6.707005</text:p>
          </table:table-cell>
          <table:table-cell office:value-type="float" office:value="6.713295275" calcext:value-type="float">
            <text:p>6.71329527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00432" calcext:value-type="float">
            <text:p>6.700432</text:p>
          </table:table-cell>
          <table:table-cell office:value-type="float" office:value="6.713214625" calcext:value-type="float">
            <text:p>6.71321462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98393" calcext:value-type="float">
            <text:p>6.698393</text:p>
          </table:table-cell>
          <table:table-cell office:value-type="float" office:value="6.717362275" calcext:value-type="float">
            <text:p>6.71736227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98284" calcext:value-type="float">
            <text:p>6.698284</text:p>
          </table:table-cell>
          <table:table-cell office:value-type="float" office:value="6.71713655" calcext:value-type="float">
            <text:p>6.7171365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94673" calcext:value-type="float">
            <text:p>6.694673</text:p>
          </table:table-cell>
          <table:table-cell office:value-type="float" office:value="6.716909225" calcext:value-type="float">
            <text:p>6.71690922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695135" calcext:value-type="float">
            <text:p>6.695135</text:p>
          </table:table-cell>
          <table:table-cell office:value-type="float" office:value="6.7166563" calcext:value-type="float">
            <text:p>6.716656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92353" calcext:value-type="float">
            <text:p>6.692353</text:p>
          </table:table-cell>
          <table:table-cell office:value-type="float" office:value="6.715949175" calcext:value-type="float">
            <text:p>6.715949175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83935" calcext:value-type="float">
            <text:p>6.683935</text:p>
          </table:table-cell>
          <table:table-cell office:value-type="float" office:value="6.71793715" calcext:value-type="float">
            <text:p>6.7179371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0934" calcext:value-type="float">
            <text:p>6.60934</text:p>
          </table:table-cell>
          <table:table-cell office:value-type="float" office:value="6.71866535" calcext:value-type="float">
            <text:p>6.7186653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12657" calcext:value-type="float">
            <text:p>6.712657</text:p>
          </table:table-cell>
          <table:table-cell office:value-type="float" office:value="6.721103475" calcext:value-type="float">
            <text:p>6.7211034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01343" calcext:value-type="float">
            <text:p>6.701343</text:p>
          </table:table-cell>
          <table:table-cell office:value-type="float" office:value="6.7209145" calcext:value-type="float">
            <text:p>6.720914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97315" calcext:value-type="float">
            <text:p>6.697315</text:p>
          </table:table-cell>
          <table:table-cell office:value-type="float" office:value="6.721218225" calcext:value-type="float">
            <text:p>6.72121822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94768" calcext:value-type="float">
            <text:p>6.694768</text:p>
          </table:table-cell>
          <table:table-cell office:value-type="float" office:value="6.7208946" calcext:value-type="float">
            <text:p>6.720894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85292" calcext:value-type="float">
            <text:p>6.685292</text:p>
          </table:table-cell>
          <table:table-cell office:value-type="float" office:value="6.72076165" calcext:value-type="float">
            <text:p>6.7207616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90364" calcext:value-type="float">
            <text:p>6.690364</text:p>
          </table:table-cell>
          <table:table-cell office:value-type="float" office:value="6.720804075" calcext:value-type="float">
            <text:p>6.7208040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89075" calcext:value-type="float">
            <text:p>6.689075</text:p>
          </table:table-cell>
          <table:table-cell office:value-type="float" office:value="6.720463075" calcext:value-type="float">
            <text:p>6.72046307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84213" calcext:value-type="float">
            <text:p>6.684213</text:p>
          </table:table-cell>
          <table:table-cell office:value-type="float" office:value="6.716281825" calcext:value-type="float">
            <text:p>6.71628182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67" calcext:value-type="float">
            <text:p>6.667</text:p>
          </table:table-cell>
          <table:table-cell office:value-type="float" office:value="6.7164688" calcext:value-type="float">
            <text:p>6.716468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20208" calcext:value-type="float">
            <text:p>6.720208</text:p>
          </table:table-cell>
          <table:table-cell office:value-type="float" office:value="6.715967725" calcext:value-type="float">
            <text:p>6.71596772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98787" calcext:value-type="float">
            <text:p>6.698787</text:p>
          </table:table-cell>
          <table:table-cell office:value-type="float" office:value="6.71219485" calcext:value-type="float">
            <text:p>6.7121948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9581" calcext:value-type="float">
            <text:p>6.69581</text:p>
          </table:table-cell>
          <table:table-cell office:value-type="float" office:value="6.706609625" calcext:value-type="float">
            <text:p>6.70660962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95005" calcext:value-type="float">
            <text:p>6.695005</text:p>
          </table:table-cell>
          <table:table-cell office:value-type="float" office:value="6.63469005" calcext:value-type="float">
            <text:p>6.6346900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07858" calcext:value-type="float">
            <text:p>6.707858</text:p>
          </table:table-cell>
          <table:table-cell office:value-type="float" office:value="6.5918165" calcext:value-type="float">
            <text:p>6.591816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79273" calcext:value-type="float">
            <text:p>6.679273</text:p>
          </table:table-cell>
          <table:table-cell office:value-type="float" office:value="6.5292743" calcext:value-type="float">
            <text:p>6.529274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681389" calcext:value-type="float">
            <text:p>6.681389</text:p>
          </table:table-cell>
          <table:table-cell office:value-type="float" office:value="6.4423364" calcext:value-type="float">
            <text:p>6.442336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78389" calcext:value-type="float">
            <text:p>6.678389</text:p>
          </table:table-cell>
          <table:table-cell office:value-type="float" office:value="6.329388975" calcext:value-type="float">
            <text:p>6.32938897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65748" calcext:value-type="float">
            <text:p>6.665748</text:p>
          </table:table-cell>
          <table:table-cell office:value-type="float" office:value="6.194354375" calcext:value-type="float">
            <text:p>6.1943543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484413" calcext:value-type="float">
            <text:p>7.484413</text:p>
          </table:table-cell>
          <table:table-cell office:value-type="float" office:value="6.0440165" calcext:value-type="float">
            <text:p>6.044016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20449" calcext:value-type="float">
            <text:p>6.720449</text:p>
          </table:table-cell>
          <table:table-cell office:value-type="float" office:value="5.8640879" calcext:value-type="float">
            <text:p>5.864087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09632" calcext:value-type="float">
            <text:p>6.709632</text:p>
          </table:table-cell>
          <table:table-cell office:value-type="float" office:value="5.698803125" calcext:value-type="float">
            <text:p>5.69880312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05314" calcext:value-type="float">
            <text:p>6.705314</text:p>
          </table:table-cell>
          <table:table-cell office:value-type="float" office:value="5.531954875" calcext:value-type="float">
            <text:p>5.53195487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0295" calcext:value-type="float">
            <text:p>6.70295</text:p>
          </table:table-cell>
          <table:table-cell office:value-type="float" office:value="5.3645741" calcext:value-type="float">
            <text:p>5.3645741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96701" calcext:value-type="float">
            <text:p>6.696701</text:p>
          </table:table-cell>
          <table:table-cell office:value-type="float" office:value="5.1970618" calcext:value-type="float">
            <text:p>5.197061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98737" calcext:value-type="float">
            <text:p>6.698737</text:p>
          </table:table-cell>
          <table:table-cell office:value-type="float" office:value="5.0296572" calcext:value-type="float">
            <text:p>5.029657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98158" calcext:value-type="float">
            <text:p>6.698158</text:p>
          </table:table-cell>
          <table:table-cell office:value-type="float" office:value="4.862191125" calcext:value-type="float">
            <text:p>4.86219112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93155" calcext:value-type="float">
            <text:p>6.693155</text:p>
          </table:table-cell>
          <table:table-cell office:value-type="float" office:value="4.69473755" calcext:value-type="float">
            <text:p>4.6947375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59317" calcext:value-type="float">
            <text:p>6.659317</text:p>
          </table:table-cell>
          <table:table-cell office:value-type="float" office:value="4.527408725" calcext:value-type="float">
            <text:p>4.52740872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23965" calcext:value-type="float">
            <text:p>6.72396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09573" calcext:value-type="float">
            <text:p>6.709573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05403" calcext:value-type="float">
            <text:p>6.70540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03779" calcext:value-type="float">
            <text:p>6.70377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66338" calcext:value-type="float">
            <text:p>6.86633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89364" calcext:value-type="float">
            <text:p>6.689364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89191" calcext:value-type="float">
            <text:p>6.68919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84556" calcext:value-type="float">
            <text:p>6.68455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6685" calcext:value-type="float">
            <text:p>6.66685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71872" calcext:value-type="float">
            <text:p>6.771872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13063" calcext:value-type="float">
            <text:p>6.71306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06865" calcext:value-type="float">
            <text:p>6.70686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05098" calcext:value-type="float">
            <text:p>6.705098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13492" calcext:value-type="float">
            <text:p>6.71349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8437" calcext:value-type="float">
            <text:p>6.68437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8945" calcext:value-type="float">
            <text:p>6.68945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86989" calcext:value-type="float">
            <text:p>6.68698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676724" calcext:value-type="float">
            <text:p>6.676724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21825" calcext:value-type="float">
            <text:p>6.52182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91692" calcext:value-type="float">
            <text:p>6.691692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646957" calcext:value-type="float">
            <text:p>6.64695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69293" calcext:value-type="float">
            <text:p>6.569293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475378" calcext:value-type="float">
            <text:p>6.47537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819027" calcext:value-type="float">
            <text:p>3.819027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980063" calcext:value-type="float">
            <text:p>4.980063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20617" calcext:value-type="float">
            <text:p>4.20617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.201757" calcext:value-type="float">
            <text:p>3.201757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163492" calcext:value-type="float">
            <text:p>2.163492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277005" calcext:value-type="float">
            <text:p>1.277005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52233" calcext:value-type="float">
            <text:p>0.652233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87269" calcext:value-type="float">
            <text:p>0.28726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09058" calcext:value-type="float">
            <text:p>0.10905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35702" calcext:value-type="float">
            <text:p>0.03570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10083" calcext:value-type="float">
            <text:p>0.01008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2458" calcext:value-type="float">
            <text:p>0.002458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517" calcext:value-type="float">
            <text:p>0.000517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94" calcext:value-type="float">
            <text:p>0.000094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15" calcext:value-type="float">
            <text:p>0.000015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2" calcext:value-type="float">
            <text:p>0.00000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10:50.992726296</dc:date>
    <meta:document-statistic meta:table-count="1" meta:cell-count="2502" meta:object-count="0"/>
    <meta:generator>LibreOffice/4.2.7.2$Linux_X86_64 LibreOffice_project/420m0$Build-2</meta:generator>
  </office:meta>
</office:document-meta>
</file>